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Ezra SIL" svg:font-family="Ezra SIL" style:font-family-generic="system" style:font-pitch="variable" svg:panose-1="2 0 4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keep-with-next="always" fo:widows="0" fo:orphans="0" fo:break-before="page" fo:text-align="center" fo:margin-top="0.0833in" fo:margin-bottom="0in" fo:line-height="100%"/>
    </style:style>
    <style:style style:name="T2" style:parent-style-name="DefaultParagraphFont" style:family="text"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" style:parent-style-name="Normal" style:family="paragraph">
      <style:paragraph-properties fo:text-align="justify" style:writing-mode="rl-tb" fo:margin-top="0.0833in" fo:margin-bottom="0in" fo:line-height="100%"/>
    </style:style>
    <style:style style:name="T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" style:family="section">
      <style:section-properties fo:margin-left="0in" fo:margin-right="0in" style:writing-mode="lr-tb"/>
    </style:style>
    <style:style style:name="P56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57" style:parent-style-name="Normal" style:family="paragraph">
      <style:paragraph-properties fo:text-align="justify" style:writing-mode="rl-tb" fo:margin-top="0.0833in" fo:margin-bottom="0in" fo:line-height="100%"/>
    </style:style>
    <style:style style:name="T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8" style:parent-style-name="Normal" style:family="paragraph">
      <style:paragraph-properties fo:text-align="justify" style:writing-mode="rl-tb" fo:margin-top="0.0833in" fo:margin-bottom="0in" fo:line-height="100%"/>
    </style:style>
    <style:style style:name="T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2" style:family="section">
      <style:section-properties fo:margin-left="0in" fo:margin-right="0in" style:writing-mode="lr-tb"/>
    </style:style>
    <style:style style:name="P116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17" style:parent-style-name="Normal" style:family="paragraph">
      <style:paragraph-properties fo:text-align="justify" style:writing-mode="rl-tb" fo:margin-top="0.0833in" fo:margin-bottom="0in" fo:line-height="100%"/>
    </style:style>
    <style:style style:name="T1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3" style:family="section">
      <style:section-properties fo:margin-left="0in" fo:margin-right="0in" style:writing-mode="lr-tb"/>
    </style:style>
    <style:style style:name="P148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49" style:parent-style-name="Normal" style:family="paragraph">
      <style:paragraph-properties fo:text-align="justify" style:writing-mode="rl-tb" fo:margin-top="0.0833in" fo:margin-bottom="0in" fo:line-height="100%"/>
    </style:style>
    <style:style style:name="T1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70" style:parent-style-name="Normal" style:family="paragraph">
      <style:paragraph-properties fo:text-align="justify" style:writing-mode="rl-tb" fo:margin-top="0.0833in" fo:margin-bottom="0in" fo:line-height="100%"/>
    </style:style>
    <style:style style:name="T1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4" style:family="section">
      <style:section-properties fo:margin-left="0in" fo:margin-right="0in" style:writing-mode="lr-tb"/>
    </style:style>
    <style:style style:name="P193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94" style:parent-style-name="Normal" style:family="paragraph">
      <style:paragraph-properties fo:text-align="justify" style:writing-mode="rl-tb" fo:margin-top="0.0833in" fo:margin-bottom="0in" fo:line-height="100%"/>
    </style:style>
    <style:style style:name="T1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5" style:family="section">
      <style:section-properties fo:margin-left="0in" fo:margin-right="0in" style:writing-mode="lr-tb"/>
    </style:style>
    <style:style style:name="P230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31" style:parent-style-name="Normal" style:family="paragraph">
      <style:paragraph-properties fo:text-align="justify" style:writing-mode="rl-tb" fo:margin-top="0.0833in" fo:margin-bottom="0in" fo:line-height="100%"/>
    </style:style>
    <style:style style:name="T2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6" style:family="section">
      <style:section-properties fo:margin-left="0in" fo:margin-right="0in" style:writing-mode="lr-tb"/>
    </style:style>
    <style:style style:name="P278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79" style:parent-style-name="Normal" style:family="paragraph">
      <style:paragraph-properties fo:text-align="justify" style:writing-mode="rl-tb" fo:margin-top="0.0833in" fo:margin-bottom="0in" fo:line-height="100%"/>
    </style:style>
    <style:style style:name="T2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89" style:parent-style-name="Normal" style:family="paragraph">
      <style:paragraph-properties fo:text-align="justify" style:writing-mode="rl-tb" fo:margin-top="0.0833in" fo:margin-bottom="0in" fo:line-height="100%"/>
    </style:style>
    <style:style style:name="T2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03" style:parent-style-name="Normal" style:family="paragraph">
      <style:paragraph-properties fo:text-align="justify" style:writing-mode="rl-tb" fo:margin-top="0.0833in" fo:margin-bottom="0in" fo:line-height="100%"/>
    </style:style>
    <style:style style:name="T3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7" style:family="section">
      <style:section-properties fo:margin-left="0in" fo:margin-right="0in" style:writing-mode="lr-tb"/>
    </style:style>
    <style:style style:name="P326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27" style:parent-style-name="Normal" style:family="paragraph">
      <style:paragraph-properties fo:text-align="justify" style:writing-mode="rl-tb" fo:margin-top="0.0833in" fo:margin-bottom="0in" fo:line-height="100%"/>
    </style:style>
    <style:style style:name="T3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48" style:parent-style-name="Normal" style:family="paragraph">
      <style:paragraph-properties fo:text-align="justify" style:writing-mode="rl-tb" fo:margin-top="0.0833in" fo:margin-bottom="0in" fo:line-height="100%"/>
    </style:style>
    <style:style style:name="T3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92" style:parent-style-name="Normal" style:family="paragraph">
      <style:paragraph-properties fo:text-align="justify" style:writing-mode="rl-tb" fo:margin-top="0.0833in" fo:margin-bottom="0in" fo:line-height="100%"/>
    </style:style>
    <style:style style:name="T3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8" style:family="section">
      <style:section-properties fo:margin-left="0in" fo:margin-right="0in" style:writing-mode="lr-tb"/>
    </style:style>
    <style:style style:name="P407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408" style:parent-style-name="Normal" style:family="paragraph">
      <style:paragraph-properties fo:text-align="justify" style:writing-mode="rl-tb" fo:margin-top="0.0833in" fo:margin-bottom="0in" fo:line-height="100%"/>
    </style:style>
    <style:style style:name="T4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9" style:family="section">
      <style:section-properties fo:margin-left="0in" fo:margin-right="0in" style:writing-mode="lr-tb"/>
    </style:style>
    <style:style style:name="P461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462" style:parent-style-name="Normal" style:family="paragraph">
      <style:paragraph-properties fo:text-align="justify" style:writing-mode="rl-tb" fo:margin-top="0.0833in" fo:margin-bottom="0in" fo:line-height="100%"/>
    </style:style>
    <style:style style:name="T4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69" style:parent-style-name="Normal" style:family="paragraph">
      <style:paragraph-properties fo:text-align="justify" style:writing-mode="rl-tb" fo:margin-top="0.0833in" fo:margin-bottom="0in" fo:line-height="100%"/>
    </style:style>
    <style:style style:name="T4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0" style:family="section">
      <style:section-properties fo:margin-left="0in" fo:margin-right="0in" style:writing-mode="lr-tb"/>
    </style:style>
    <style:style style:name="P501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502" style:parent-style-name="Normal" style:family="paragraph">
      <style:paragraph-properties fo:text-align="justify" style:writing-mode="rl-tb" fo:margin-top="0.0833in" fo:margin-bottom="0in" fo:line-height="100%"/>
    </style:style>
    <style:style style:name="T5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1" style:family="section">
      <style:section-properties fo:margin-left="0in" fo:margin-right="0in" style:writing-mode="lr-tb"/>
    </style:style>
    <style:style style:name="P557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558" style:parent-style-name="Normal" style:family="paragraph">
      <style:paragraph-properties fo:text-align="justify" style:writing-mode="rl-tb" fo:margin-top="0.0833in" fo:margin-bottom="0in" fo:line-height="100%"/>
    </style:style>
    <style:style style:name="T5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79" style:parent-style-name="Normal" style:family="paragraph">
      <style:paragraph-properties fo:text-align="justify" style:writing-mode="rl-tb" fo:margin-top="0.0833in" fo:margin-bottom="0in" fo:line-height="100%"/>
    </style:style>
    <style:style style:name="T5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2" style:family="section">
      <style:section-properties fo:margin-left="0in" fo:margin-right="0in" style:writing-mode="lr-tb"/>
    </style:style>
    <style:style style:name="P605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606" style:parent-style-name="Normal" style:family="paragraph">
      <style:paragraph-properties fo:text-align="justify" style:writing-mode="rl-tb" fo:margin-top="0.0833in" fo:margin-bottom="0in" fo:line-height="100%"/>
    </style:style>
    <style:style style:name="T6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3" style:family="section">
      <style:section-properties fo:margin-left="0in" fo:margin-right="0in" style:writing-mode="lr-tb"/>
    </style:style>
    <style:style style:name="P636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637" style:parent-style-name="Normal" style:family="paragraph">
      <style:paragraph-properties fo:text-align="justify" style:writing-mode="rl-tb" fo:margin-top="0.0833in" fo:margin-bottom="0in" fo:line-height="100%"/>
    </style:style>
    <style:style style:name="T6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9" style:parent-style-name="DefaultParagraphFont" style:family="text">
      <style:text-properties style:font-name="Ezra SIL" style:font-name-complex="Ezra SIL" fo:font-size="14pt" style:font-size-asian="14pt" style:font-size-complex="14pt"/>
    </style:style>
  </office:automatic-styles>
  <office:body>
    <office:text text:use-soft-page-breaks="true">
      <text:p text:style-name="P1"><text:span text:style-name="T2">Zechariah 1</text:span>‬‬</text:p>
      <text:p text:style-name="P3"><text:span text:style-name="T4">1</text:span><text:span text:style-name="T5"> בַּחֹ֙דֶשׁ֙ הַשְּׁמִינִ֔י בִּשְׁנַ֥ת שְׁתַּ֖יִם לְדָרְיָ֑וֶשׁ הָיָ֣ה דְבַר־יְהוָ֗ה אֶל־זְכַרְיָה֙ בֶּן־בֶּ֣רֶכְיָ֔ה בֶּן־עִדּ֥וֹ הַנָּבִ֖יא לֵאמֹֽר׃<text:s/></text:span><text:span text:style-name="T6">2</text:span><text:span text:style-name="T7"> קָצַ֧ף יְהוָ֛ה עַל־אֲבֽוֹתֵיכֶ֖ם קָֽצֶף׃<text:s/></text:span><text:span text:style-name="T8">‬</text:span>‬<text:span text:style-name="T9">3</text:span><text:span text:style-name="T10"> וְאָמַרְתָּ֣ אֲלֵהֶ֗ם כֹּ֤ה אָמַר֙ יְהוָ֣ה צְבָא֔וֹת שׁ֣וּבוּ אֵלַ֔י נְאֻ֖ם יְהוָ֣ה צְבָא֑וֹת וְאָשׁ֣וּב אֲלֵיכֶ֔ם אָמַ֖ר יְהוָ֥ה צְבָאֽוֹת׃<text:s/></text:span><text:span text:style-name="T11">‬</text:span>‬<text:span text:style-name="T12">4</text:span><text:span text:style-name="T13"> אַל־תִּהְי֣וּ כַאֲבֹֽתֵיכֶ֡ם אֲשֶׁ֣ר קָרְאֽוּ־אֲלֵיהֶם֩ הַנְּבִיאִ֨ים הָרִֽאשֹׁנִ֜ים לֵאמֹ֗ר כֹּ֤ה אָמַר֙ יְהוָ֣ה צְבָא֔וֹת שׁ֤וּבוּ נָא֙ מִדַּרְכֵיכֶ֣ם הָרָעִ֔ים *ומעליליכם **וּמַֽעֲלְלֵיכֶ֖ם הָֽרָעִ֑ים וְלֹ֥א שָׁמְע֛וּ וְלֹֽא־הִקְשִׁ֥יבוּ אֵלַ֖י נְאֻם־יְהוָֽה׃<text:s/></text:span><text:span text:style-name="T14">‬</text:span>‬<text:span text:style-name="T15">5</text:span><text:span text:style-name="T16"> אֲבֽוֹתֵיכֶ֖ם אַיֵּה־הֵ֑ם וְהַ֨נְּבִאִ֔ים הַלְעוֹלָ֖ם יִֽחְיֽוּ׃<text:s/></text:span><text:span text:style-name="T17">‬</text:span>‬<text:span text:style-name="T18">6</text:span><text:span text:style-name="T19"> אַ֣ךְ ׀ דְּבָרַ֣י וְחֻקַּ֗י אֲשֶׁ֤ר צִוִּ֙יתִי֙ אֶת־עֲבָדַ֣י הַנְּבִיאִ֔ים הֲל֥וֹא הִשִּׂ֖יגוּ אֲבֹתֵיכֶ֑ם וַיָּשׁ֣וּבוּ וַיֹּאמְר֗וּ כַּאֲשֶׁ֨ר זָמַ֜ם יְהוָ֤ה צְבָאוֹת֙ לַעֲשׂ֣וֹת לָ֔נוּ כִּדְרָכֵ֙ינוּ֙ וּכְמַ֣עֲלָלֵ֔ינוּ כֵּ֖ן עָשָׂ֥ה אִתָּֽנוּ׃</text:span><text:span text:style-name="T20"><text:s/>ס<text:s/></text:span><text:span text:style-name="T21">‬</text:span>‬<text:span text:style-name="T22">7</text:span><text:span text:style-name="T23"> בְּיוֹם֩ עֶשְׂרִ֨ים וְאַרְבָּעָ֜ה לְעַשְׁתֵּֽי־עָשָׂ֥ר חֹ֙דֶשׁ֙ הוּא־חֹ֣דֶשׁ שְׁבָ֔ט בִּשְׁנַ֥ת שְׁתַּ֖יִם לְדָרְיָ֑וֶשׁ הָיָ֣ה דְבַר־יְהוָ֗ה אֶל־זְכַרְיָה֙ בֶּן־בֶּ֣רֶכְיָ֔הוּ בֶּן־עִדּ֥וֹא הַנָּבִ֖יא לֵאמֹֽר׃<text:s/></text:span><text:span text:style-name="T24">‬</text:span>‬<text:span text:style-name="T25">8</text:span><text:span text:style-name="T26"> רָאִ֣יתִי ׀ הַלַּ֗יְלָה וְהִנֵּה־אִישׁ֙ רֹכֵב֙ עַל־ס֣וּס אָדֹ֔ם וְה֣וּא עֹמֵ֔ד בֵּ֥ין הַהֲדַסִּ֖ים אֲשֶׁ֣ר בַּמְּצֻלָ֑ה וְאַחֲרָיו֙ סוּסִ֣ים אֲדֻמִּ֔ים שְׂרֻקִּ֖ים וּלְבָנִֽים׃<text:s/></text:span><text:span text:style-name="T27">‬</text:span>‬<text:span text:style-name="T28">9</text:span><text:span text:style-name="T29"> וָאֹמַ֖ר מָה־אֵ֣לֶּה אֲדֹנִ֑י וַיֹּ֣אמֶר אֵלַ֗י הַמַּלְאָךְ֙ הַדֹּבֵ֣ר בִּ֔י אֲנִ֥י אַרְאֶ֖ךָּ מָה־הֵ֥מָּה אֵֽלֶּה׃<text:s/></text:span><text:span text:style-name="T30">‬</text:span>‬<text:span text:style-name="T31">10</text:span><text:span text:style-name="T32"> וַיַּ֗עַן הָאִ֛ישׁ הָעֹמֵ֥ד בֵּין־הַהַדַסִּ֖ים וַיֹּאמַ֑ר אֵ֚לֶּה אֲשֶׁ֣ר שָׁלַ֣ח יְהוָ֔ה לְהִתְהַלֵּ֖ךְ בָּאָֽרֶץ׃<text:s/></text:span><text:span text:style-name="T33">‬</text:span>‬<text:span text:style-name="T34">11</text:span><text:span text:style-name="T35"> וַֽיַּעֲנ֞וּ אֶת־מַלְאַ֣ךְ יְהוָ֗ה הָֽעֹמֵד֙ בֵּ֣ין הַהֲדַסִּ֔ים וַיֹּאמְר֖וּ הִתְהַלַּ֣כְנוּ בָאָ֑רֶץ וְהִנֵּ֥ה כָל־הָאָ֖רֶץ יֹשֶׁ֥בֶת וְשֹׁקָֽטֶת׃<text:s/></text:span><text:span text:style-name="T36">‬</text:span>‬<text:span text:style-name="T37">12</text:span><text:span text:style-name="T38"> וַיַּ֣עַן מַלְאַךְ־יְהוָה֮ וַיֹּאמַר֒ יְהוָ֣ה צְבָא֔וֹת עַד־מָתַ֗י אַתָּה֙ לֹֽא־תְרַחֵ֣ם אֶת־יְרוּשָׁלִַ֔ם וְאֵ֖ת עָרֵ֣י יְהוּדָ֑ה אֲשֶׁ֣ר זָעַ֔מְתָּה זֶ֖ה שִׁבְעִ֥ים שָׁנָֽה׃<text:s/></text:span><text:span text:style-name="T39">‬</text:span>‬<text:span text:style-name="T40">13</text:span><text:span text:style-name="T41"> וַיַּ֣עַן יְהוָ֗ה אֶת־הַמַּלְאָ֛ךְ הַדֹּבֵ֥ר בִּ֖י דְּבָרִ֣ים טוֹבִ֑ים דְּבָרִ֖ים נִחֻמִֽים׃<text:s/></text:span><text:span text:style-name="T42">‬</text:span>‬<text:span text:style-name="T43">14</text:span><text:span text:style-name="T44"> וַיֹּ֣אמֶר אֵלַ֗י הַמַּלְאָךְ֙ הַדֹּבֵ֣ר בִּ֔י קְרָ֣א לֵאמֹ֔ר כֹּ֥ה אָמַ֖ר יְהוָ֣ה צְבָא֑וֹת קִנֵּ֧אתִי לִירוּשָׁלַ֛͏ִם וּלְצִיּ֖וֹן קִנְאָ֥ה גְדוֹלָֽה׃<text:s/></text:span><text:span text:style-name="T45">‬</text:span>‬<text:span text:style-name="T46">15</text:span><text:span text:style-name="T47"> וְקֶ֤צֶף גָּדוֹל֙ אֲנִ֣י קֹצֵ֔ף עַל־הַגּוֹיִ֖ם הַשַּֽׁאֲנַנִּ֑ים אֲשֶׁ֤ר אֲנִי֙ קָצַ֣פְתִּי מְּעָ֔ט וְהֵ֖מָּה עָזְר֥וּ לְרָעָֽה׃<text:s/></text:span><text:span text:style-name="T48">‬</text:span>‬<text:span text:style-name="T49">16</text:span><text:span text:style-name="T50"> לָכֵ֞ן כֹּֽה־אָמַ֣ר יְהוָ֗ה שַׁ֤בְתִּי לִירוּשָׁלִַ֙ם֙ בְּֽרַחֲמִ֔ים בֵּיתִי֙ יִבָּ֣נֶה בָּ֔הּ נְאֻ֖ם יְהוָ֣ה צְבָא֑וֹת *וקוה **וְקָ֥ו יִנָּטֶ֖ה עַל־יְרוּשָׁלָֽ͏ִם׃<text:s/></text:span><text:span text:style-name="T51">‬</text:span>‬<text:span text:style-name="T52">17</text:span><text:span text:style-name="T53"> ע֣וֹד ׀ קְרָ֣א לֵאמֹ֗ר כֹּ֤ה אָמַר֙ יְהוָ֣ה צְבָא֔וֹת ע֛וֹד תְּפוּצֶ֥ינָה עָרַ֖י מִטּ֑וֹב וְנִחַ֨ם יְהוָ֥ה עוֹד֙ אֶת־צִיּ֔וֹן וּבָחַ֥ר ע֖וֹד בִּירוּשָׁלָֽ͏ִם׃</text:span><text:span text:style-name="T54"><text:s/>ס<text:s/></text:span><text:span text:style-name="T55">‬</text:span>‬‬‬‬‬‬‬‬‬‬‬‬‬‬‬‬‬</text:p>
      <text:section text:name="Sect1" text:style-name="S1">
        <text:p text:style-name="P56">Zechariah 2</text:p>
        <text:p text:style-name="P57"><text:span text:style-name="T58">1</text:span><text:span text:style-name="T59"> וָאֶשָּׂ֥א אֶת־עֵינַ֖י וָאֵ֑רֶא וְהִנֵּ֖ה אַרְבַּ֥ע קְרָנֽוֹת׃<text:s/></text:span><text:span text:style-name="T60">2</text:span><text:span text:style-name="T61"> וָאֹמַ֗ר אֶל־הַמַּלְאָ֛ךְ הַדֹּבֵ֥ר בִּ֖י מָה־אֵ֑לֶּה וַיֹּ֣אמֶר אֵלַ֔י אֵ֤לֶּה הַקְּרָנוֹת֙ אֲשֶׁ֣ר זֵר֣וּ אֶת־יְהוּדָ֔ה אֶת־יִשְׂרָאֵ֖ל וִירוּשָׁלָֽם׃</text:span><text:span text:style-name="T62"><text:s/>ס<text:s/></text:span><text:span text:style-name="T63">‬</text:span>‬<text:span text:style-name="T64">3</text:span><text:span text:style-name="T65"> וַיַּרְאֵ֣נִי יְהוָ֔ה אַרְבָּעָ֖ה חָרָשִֽׁים׃<text:s/></text:span><text:span text:style-name="T66">‬</text:span>‬<text:span text:style-name="T67">4</text:span><text:span text:style-name="T68"> וָאֹמַ֕ר מָ֛ה אֵ֥לֶּה בָאִ֖ים לַֽעֲשׂ֑וֹת וַיֹּ֣אמֶר לֵאמֹ֗ר אֵ֣לֶּה<text:s/></text:span><text:soft-page-break/><text:span text:style-name="T69">הַקְּרָנ֞וֹת אֲשֶׁר־זֵ֣רוּ אֶת־יְהוּדָ֗ה כְּפִי־אִישׁ֙ לֹא־נָשָׂ֣א רֹאשׁ֔וֹ וַיָּבֹ֤אוּ אֵ֙לֶּה֙ לְהַחֲרִ֣יד אֹתָ֔ם לְיַדּ֞וֹת אֶת־קַרְנ֣וֹת הַגּוֹיִ֗ם הַנֹּשְׂאִ֥ים קֶ֛רֶן אֶל־אֶ֥רֶץ יְהוּדָ֖ה לְזָרוֹתָֽהּ׃</text:span><text:span text:style-name="T70"><text:s/>ס<text:s/></text:span><text:span text:style-name="T71">‬</text:span>‬<text:span text:style-name="T72">5</text:span><text:span text:style-name="T73"> וָאֶשָּׂ֥א עֵינַ֛י וָאֵ֖רֶא וְהִנֵּה־אִ֑ישׁ וּבְיָד֖וֹ חֶ֥בֶל מִדָּֽה׃<text:s/></text:span><text:span text:style-name="T74">‬</text:span>‬<text:span text:style-name="T75">6</text:span><text:span text:style-name="T76"> וָאֹמַ֕ר אָ֖נָה אַתָּ֣ה הֹלֵ֑ךְ וַיֹּ֣אמֶר אֵלַ֗י לָמֹד֙ אֶת־יְר֣וּשָׁלִַ֔ם לִרְא֥וֹת כַּמָּֽה־רָחְבָּ֖הּ וְכַמָּ֥ה אָרְכָּֽהּ׃<text:s/></text:span><text:span text:style-name="T77">‬</text:span>‬<text:span text:style-name="T78">7</text:span><text:span text:style-name="T79"> וְהִנֵּ֗ה הַמַּלְאָ֛ךְ הַדֹּבֵ֥ר בִּ֖י יֹצֵ֑א וּמַלְאָ֣ךְ אַחֵ֔ר יֹצֵ֖א לִקְרָאתֽוֹ׃<text:s/></text:span><text:span text:style-name="T80">‬</text:span>‬<text:span text:style-name="T81">8</text:span><text:span text:style-name="T82"> וַיֹּ֣אמֶר אֵלָ֔ו רֻ֗ץ דַּבֵּ֛ר אֶל־הַנַּ֥עַר הַלָּ֖ז לֵאמֹ֑ר פְּרָזוֹת֙ תֵּשֵׁ֣ב יְרוּשָׁלִַ֔ם מֵרֹ֥ב אָדָ֛ם וּבְהֵמָ֖ה בְּתוֹכָֽהּ׃<text:s/></text:span><text:span text:style-name="T83">‬</text:span>‬<text:span text:style-name="T84">9</text:span><text:span text:style-name="T85"> וַאֲנִ֤י אֶֽהְיֶה־לָּהּ֙ נְאֻם־יְהוָ֔ה ח֥וֹמַת אֵ֖שׁ סָבִ֑יב וּלְכָב֖וֹד אֶֽהְיֶ֥ה בְתוֹכָֽהּ׃<text:s/></text:span><text:span text:style-name="T86">פ<text:s/></text:span><text:span text:style-name="T87">‬</text:span>‬‬‬‬‬‬‬‬‬</text:p>
        <text:p text:style-name="P88"><text:span text:style-name="T89">10</text:span><text:span text:style-name="T90"> ה֣וֹי ה֗וֹי וְנֻ֛סוּ מֵאֶ֥רֶץ צָפ֖וֹן נְאֻם־יְהוָ֑ה כִּ֠י כְּאַרְבַּ֞ע רוּח֧וֹת הַשָּׁמַ֛יִם פֵּרַ֥שְׂתִּי אֶתְכֶ֖ם נְאֻם־יְהוָֽה׃<text:s/></text:span><text:span text:style-name="T91">‬</text:span>‬<text:span text:style-name="T92">11</text:span><text:span text:style-name="T93"> ה֥וֹי צִיּ֖וֹן הִמָּלְטִ֑י יוֹשֶׁ֖בֶת בַּת־בָּבֶֽל׃</text:span><text:span text:style-name="T94"><text:s/>ס<text:s/></text:span><text:span text:style-name="T95">‬</text:span>‬<text:span text:style-name="T96">12</text:span><text:span text:style-name="T97"> כִּ֣י כֹ֣ה אָמַר֮ יְהוָ֣ה צְבָאוֹת֒ אַחַ֣ר כָּב֔וֹד שְׁלָחַ֕נִי אֶל־הַגּוֹיִ֖ם הַשֹּׁלְלִ֣ים אֶתְכֶ֑ם כִּ֚י הַנֹּגֵ֣עַ בָּכֶ֔ם נֹגֵ֖עַ בְּבָבַ֥ת עֵינֽוֹ׃<text:s/></text:span><text:span text:style-name="T98">‬</text:span>‬<text:span text:style-name="T99">13</text:span><text:span text:style-name="T100"> כִּ֠י הִנְנִ֨י מֵנִ֤יף אֶת־יָדִי֙ עֲלֵיהֶ֔ם וְהָי֥וּ שָׁלָ֖ל לְעַבְדֵיהֶ֑ם וִֽידַעְתֶּ֕ם כִּֽי־יְהוָ֥ה צְבָא֖וֹת שְׁלָחָֽנִי׃</text:span><text:span text:style-name="T101"><text:s/>ס<text:s/></text:span><text:span text:style-name="T102">‬</text:span>‬<text:span text:style-name="T103">14</text:span><text:span text:style-name="T104"> רָנִּ֥י וְשִׂמְחִ֖י בַּת־צִיּ֑וֹן כִּ֧י הִנְנִי־בָ֛א וְשָׁכַנְתִּ֥י בְתוֹכֵ֖ךְ נְאֻם־יְהוָֽה׃<text:s/></text:span><text:span text:style-name="T105">‬</text:span>‬<text:span text:style-name="T106">15</text:span><text:span text:style-name="T107"> וְנִלְווּ֩ גוֹיִ֨ם רַבִּ֤ים אֶל־יְהוָה֙ בַּיּ֣וֹם הַה֔וּא וְהָ֥יוּ לִ֖י לְעָ֑ם וְשָׁכַנְתִּ֣י בְתוֹכֵ֔ךְ וְיָדַ֕עַתְּ כִּי־יְהוָ֥ה צְבָא֖וֹת שְׁלָחַ֥נִי אֵלָֽיִךְ׃<text:s/></text:span><text:span text:style-name="T108">‬</text:span>‬<text:span text:style-name="T109">16</text:span><text:span text:style-name="T110"> וְנָחַ֨ל יְהוָ֤ה אֶת־יְהוּדָה֙ חֶלְק֔וֹ עַ֖ל אַדְמַ֣ת הַקֹּ֑דֶשׁ וּבָחַ֥ר ע֖וֹד בִּירוּשָׁלָֽ͏ִם׃<text:s/></text:span><text:span text:style-name="T111">‬</text:span>‬<text:span text:style-name="T112">17</text:span><text:span text:style-name="T113"> הַ֥ס כָּל־בָּשָׂ֖ר מִפְּנֵ֣י יְהוָ֑ה כִּ֥י נֵע֖וֹר מִמְּע֥וֹן קָדְשֽׁוֹ׃</text:span><text:span text:style-name="T114"><text:s/>ס<text:s/></text:span><text:span text:style-name="T115">‬</text:span>‬‬‬‬‬‬‬‬‬</text:p>
      </text:section>
      <text:section text:name="Sect2" text:style-name="S2">
        <text:p text:style-name="P116">Zechariah 3</text:p>
        <text:p text:style-name="P117"><text:span text:style-name="T118">1</text:span><text:span text:style-name="T119"> וַיַּרְאֵ֗נִי אֶת־יְהוֹשֻׁ֙עַ֙ הַכֹּהֵ֣ן הַגָּד֔וֹל עֹמֵ֕ד לִפְנֵ֖י מַלְאַ֣ךְ יְהוָ֑ה וְהַשָּׂטָ֛ן עֹמֵ֥ד עַל־יְמִינ֖וֹ לְשִׂטְנֽוֹ׃<text:s/></text:span><text:span text:style-name="T120">2</text:span><text:span text:style-name="T121"> וַיֹּ֨אמֶר יְהוָ֜ה אֶל־הַשָּׂטָ֗ן יִגְעַ֨ר יְהוָ֤ה בְּךָ֙ הַשָּׂטָ֔ן וְיִגְעַ֤ר יְהוָה֙ בְּךָ֔ הַבֹּחֵ֖ר בִּירֽוּשָׁלָ֑͏ִם הֲל֧וֹא זֶ֦ה א֖וּד מֻצָּ֥ל מֵאֵֽשׁ׃<text:s/></text:span><text:span text:style-name="T122">‬</text:span>‬<text:span text:style-name="T123">3</text:span><text:span text:style-name="T124"> וִיהוֹשֻׁ֕עַ הָיָ֥ה לָבֻ֖שׁ בְּגָדִ֣ים צוֹאִ֑ים וְעֹמֵ֖ד לִפְנֵ֥י הַמַּלְאָֽךְ׃<text:s/></text:span><text:span text:style-name="T125">‬</text:span>‬<text:span text:style-name="T126">4</text:span><text:span text:style-name="T127"> וַיַּ֣עַן וַיֹּ֗אמֶר אֶל־הָעֹמְדִ֤ים לְפָנָיו֙ לֵאמֹ֔ר הָסִ֛ירוּ הַבְּגָדִ֥ים הַצֹּאִ֖ים מֵעָלָ֑יו וַיֹּ֣אמֶר אֵלָ֗יו רְאֵ֨ה הֶעֱבַ֤רְתִּי מֵעָלֶ֙יךָ֙ עֲוֺנֶ֔ךָ וְהַלְבֵּ֥שׁ אֹתְךָ֖ מַחֲלָצֽוֹת׃<text:s/></text:span><text:span text:style-name="T128">‬</text:span>‬<text:span text:style-name="T129">5</text:span><text:span text:style-name="T130"> וָאֹמַ֕ר יָשִׂ֛ימוּ צָנִ֥יף טָה֖וֹר עַל־רֹאשׁ֑וֹ וַיָּשִׂימוּ֩ הַצָּנִ֨יף הַטָּה֜וֹר עַל־רֹאשׁ֗וֹ וַיַּלְבִּשֻׁ֙הוּ֙ בְּגָדִ֔ים וּמַלְאַ֥ךְ יְהוָ֖ה עֹמֵֽד׃<text:s/></text:span><text:span text:style-name="T131">‬</text:span>‬<text:span text:style-name="T132">6</text:span><text:span text:style-name="T133"> וַיָּ֙עַד֙ מַלְאַ֣ךְ יְהוָ֔ה בִּיהוֹשֻׁ֖עַ לֵאמֹֽר׃<text:s/></text:span><text:span text:style-name="T134">‬</text:span>‬<text:span text:style-name="T135">7</text:span><text:span text:style-name="T136"> כֹּה־אָמַ֞ר יְהוָ֣ה צְבָא֗וֹת אִם־בִּדְרָכַ֤י תֵּלֵךְ֙ וְאִ֣ם אֶת־מִשְׁמַרְתִּ֣י תִשְׁמֹ֔ר וְגַם־אַתָּה֙ תָּדִ֣ין אֶת־בֵּיתִ֔י וְגַ֖ם תִּשְׁמֹ֣ר אֶת־חֲצֵרָ֑י וְנָתַתִּ֤י לְךָ֙ מַהְלְכִ֔ים בֵּ֥ין הָעֹמְדִ֖ים הָאֵֽלֶּה׃<text:s/></text:span><text:span text:style-name="T137">‬</text:span>‬<text:span text:style-name="T138">8</text:span><text:span text:style-name="T139"> שְֽׁמַֽע־נָ֞א יְהוֹשֻׁ֣עַ ׀ הַכֹּהֵ֣ן הַגָּד֗וֹל אַתָּה֙ וְרֵעֶ֙יךָ֙ הַיֹּשְׁבִ֣ים לְפָנֶ֔יךָ כִּֽי־אַנְשֵׁ֥י מוֹפֵ֖ת הֵ֑מָּה כִּֽי־הִנְנִ֥י מֵבִ֛יא אֶת־עַבְדִּ֖י צֶֽמַח׃<text:s/></text:span><text:span text:style-name="T140">‬</text:span>‬<text:span text:style-name="T141">9</text:span><text:span text:style-name="T142"> כִּ֣י ׀ הִנֵּ֣ה הָאֶ֗בֶן אֲשֶׁ֤ר נָתַ֙תִּי֙ לִפְנֵ֣י יְהוֹשֻׁ֔עַ עַל־</text:span><text:soft-page-break/><text:span text:style-name="T143">אֶ֥בֶן אַחַ֖ת שִׁבְעָ֣ה עֵינָ֑יִם הִנְנִ֧י מְפַתֵּ֣חַ פִּתֻּחָ֗הּ נְאֻם֙ יְהוָ֣ה צְבָא֔וֹת וּמַשְׁתִּ֛י אֶת־עֲוֺ֥ן הָאָֽרֶץ־הַהִ֖יא בְּי֥וֹם אֶחָֽד׃<text:s/></text:span><text:span text:style-name="T144">‬</text:span>‬<text:span text:style-name="T145">10</text:span><text:span text:style-name="T146"> בַּיּ֣וֹם הַה֗וּא נְאֻם֙ יְהוָ֣ה צְבָא֔וֹת תִּקְרְא֖וּ אִ֣ישׁ לְרֵעֵ֑הוּ אֶל־תַּ֥חַת גֶּ֖פֶן וְאֶל־תַּ֥חַת תְּאֵנָֽה׃<text:s/></text:span><text:span text:style-name="T147">‬</text:span>‬‬‬‬‬‬‬‬‬‬</text:p>
      </text:section>
      <text:section text:name="Sect3" text:style-name="S3">
        <text:p text:style-name="P148">Zechariah 4</text:p>
        <text:p text:style-name="P149"><text:span text:style-name="T150">1</text:span><text:span text:style-name="T151"> וַיָּ֕שָׁב הַמַּלְאָ֖ךְ הַדֹּבֵ֣ר בִּ֑י וַיְעִירֵ֕נִי כְּאִ֖ישׁ אֲשֶׁר־יֵע֥וֹר מִשְּׁנָתֽוֹ׃<text:s/></text:span><text:span text:style-name="T152">2</text:span><text:span text:style-name="T153"> וַיֹּ֣אמֶר אֵלַ֔י מָ֥ה אַתָּ֖ה רֹאֶ֑ה *ויאמר **וָאֹמַ֡ר רָאִ֣יתִי ׀ וְהִנֵּ֣ה מְנוֹרַת֩ זָהָ֨ב כֻּלָּ֜הּ וְגֻלָּ֣הּ עַל־רֹאשָׁ֗הּ וְשִׁבְעָ֤ה נֵרֹתֶ֙יהָ֙ עָלֶ֔יהָ שִׁבְעָ֤ה וְשִׁבְעָה֙ מֽוּצָק֔וֹת לַנֵּר֖וֹת אֲשֶׁ֥ר עַל־רֹאשָֽׁהּ׃<text:s/></text:span><text:span text:style-name="T154">‬</text:span>‬<text:span text:style-name="T155">3</text:span><text:span text:style-name="T156"> וּשְׁנַ֥יִם זֵיתִ֖ים עָלֶ֑יהָ אֶחָד֙ מִימִ֣ין הַגֻּלָּ֔ה וְאֶחָ֖ד עַל־שְׂמֹאלָֽהּ׃<text:s/></text:span><text:span text:style-name="T157">‬</text:span>‬<text:span text:style-name="T158">4</text:span><text:span text:style-name="T159"> וָאַ֙עַן֙ וָֽאֹמַ֔ר אֶל־הַמַּלְאָ֛ךְ הַדֹּבֵ֥ר בִּ֖י לֵאמֹ֑ר מָה־אֵ֖לֶּה אֲדֹנִֽי׃<text:s/></text:span><text:span text:style-name="T160">‬</text:span>‬<text:span text:style-name="T161">5</text:span><text:span text:style-name="T162"> וַ֠יַּעַן הַמַּלְאָ֞ךְ הַדֹּבֵ֥ר בִּי֙ וַיֹּ֣אמֶר אֵלַ֔י הֲל֥וֹא יָדַ֖עְתָּ מָה־הֵ֣מָּה אֵ֑לֶּה וָאֹמַ֖ר לֹ֥א אֲדֹנִֽי׃<text:s/></text:span><text:span text:style-name="T163">‬</text:span>‬<text:span text:style-name="T164">6</text:span><text:span text:style-name="T165"> וַיַּ֜עַן וַיֹּ֤אמֶר אֵלַי֙ לֵאמֹ֔ר זֶ֚ה דְּבַר־יְהוָ֔ה אֶל־זְרֻבָּבֶ֖ל לֵאמֹ֑ר לֹ֤א בְחַ֙יִל֙ וְלֹ֣א בְכֹ֔חַ כִּ֣י אִם־בְּרוּחִ֔י אָמַ֖ר יְהוָ֥ה צְבָאֽוֹת׃<text:s/></text:span><text:span text:style-name="T166">‬</text:span>‬<text:span text:style-name="T167">7</text:span><text:span text:style-name="T168"> מִֽי־אַתָּ֧ה הַֽר־הַגָּד֛וֹל לִפְנֵ֥י זְרֻבָּבֶ֖ל לְמִישֹׁ֑ר וְהוֹצִיא֙ אֶת־הָאֶ֣בֶן הָרֹאשָׁ֔ה תְּשֻׁא֕וֹת חֵ֥ן חֵ֖ן לָֽהּ׃<text:s/></text:span><text:span text:style-name="T169">פ<text:s/></text:span>‬‬‬‬‬‬</text:p>
        <text:p text:style-name="P170"><text:span text:style-name="T171">‬</text:span>‬<text:span text:style-name="T172">8</text:span><text:span text:style-name="T173"> וַיְהִ֥י דְבַר־יְהוָ֖ה אֵלַ֥י לֵאמֹֽר׃<text:s/></text:span><text:span text:style-name="T174">‬</text:span>‬<text:span text:style-name="T175">9</text:span><text:span text:style-name="T176"> יְדֵ֣י זְרֻבָּבֶ֗ל יִסְּד֛וּ הַבַּ֥יִת הַזֶּ֖ה וְיָדָ֣יו תְּבַצַּ֑עְנָה וְיָ֣דַעְתָּ֔ כִּֽי־יְהוָ֥ה צְבָא֖וֹת שְׁלָחַ֥נִי אֲלֵיכֶֽם׃<text:s/></text:span><text:span text:style-name="T177">‬</text:span>‬<text:span text:style-name="T178">10</text:span><text:span text:style-name="T179"> כִּ֣י מִ֣י בַז֮ לְי֣וֹם קְטַנּוֹת֒ וְשָׂמְח֗וּ וְרָא֞וּ אֶת־הָאֶ֧בֶן הַבְּדִ֛יל בְּיַ֥ד זְרֻבָּבֶ֖ל שִׁבְעָה־אֵ֑לֶּה עֵינֵ֣י יְהוָ֔ה הֵ֥מָּה מְשׁוֹטְטִ֖ים בְּכָל־הָאָֽרֶץ׃<text:s/></text:span><text:span text:style-name="T180">‬</text:span>‬<text:span text:style-name="T181">11</text:span><text:span text:style-name="T182"> וָאַ֖עַן וָאֹמַ֣ר אֵלָ֑יו מַה־שְּׁנֵ֤י הַזֵּיתִים֙ הָאֵ֔לֶה עַל־יְמִ֥ין הַמְּנוֹרָ֖ה וְעַל־שְׂמֹאולָֽהּ׃<text:s/></text:span><text:span text:style-name="T183">‬</text:span>‬<text:span text:style-name="T184">12</text:span><text:span text:style-name="T185"> וָאַ֣עַן שֵׁנִ֔ית וָאֹמַ֖ר אֵלָ֑יו מַה־שְׁתֵּ֞י שִׁבֲּלֵ֣י הַזֵּיתִ֗ים אֲשֶׁר֙ בְּיַ֗ד שְׁנֵי֙ צַנְתְּר֣וֹת הַזָּהָ֔ב הַֽמְרִיקִ֥ים מֵעֲלֵיהֶ֖ם הַזָּהָֽב׃<text:s/></text:span><text:span text:style-name="T186">‬</text:span>‬<text:span text:style-name="T187">13</text:span><text:span text:style-name="T188"> וַיֹּ֤אמֶר אֵלַי֙ לֵאמֹ֔ר הֲל֥וֹא יָדַ֖עְתָּ מָה־אֵ֑לֶּה וָאֹמַ֖ר לֹ֥א אֲדֹנִֽי׃<text:s/></text:span><text:span text:style-name="T189">‬</text:span>‬<text:span text:style-name="T190">14</text:span><text:span text:style-name="T191"> וַיֹּ֕אמֶר אֵ֖לֶּה שְׁנֵ֣י בְנֵֽי־הַיִּצְהָ֑ר הָעֹמְדִ֖ים עַל־אֲד֥וֹן כָּל־הָאָֽרֶץ׃<text:s/></text:span><text:span text:style-name="T192">‬</text:span>‬‬‬‬‬‬‬‬</text:p>
      </text:section>
      <text:section text:name="Sect4" text:style-name="S4">
        <text:p text:style-name="P193">Zechariah 5</text:p>
        <text:p text:style-name="P194"><text:span text:style-name="T195">1</text:span><text:span text:style-name="T196"> וָאָשׁ֕וּב וָאֶשָּׂ֥א עֵינַ֖י וָֽאֶרְאֶ֑ה וְהִנֵּ֖ה מְגִלָּ֥ה עָפָֽה׃<text:s/></text:span><text:span text:style-name="T197">2</text:span><text:span text:style-name="T198"> וַיֹּ֣אמֶר אֵלַ֔י מָ֥ה אַתָּ֖ה רֹאֶ֑ה וָאֹמַ֗ר אֲנִ֤י רֹאֶה֙ מְגִלָּ֣ה עָפָ֔ה אָרְכָּהּ֙ עֶשְׂרִ֣ים בָּֽאַמָּ֔ה וְרָחְבָּ֖הּ עֶ֥שֶׂר בָּאַמָּֽה׃<text:s/></text:span><text:span text:style-name="T199">‬</text:span>‬<text:span text:style-name="T200">3</text:span><text:span text:style-name="T201"> וַיֹּ֣אמֶר אֵלַ֔י זֹ֚את הָֽאָלָ֔ה הַיּוֹצֵ֖את עַל־פְּנֵ֣י כָל־הָאָ֑רֶץ כִּ֣י כָל־הַגֹּנֵ֗ב מִזֶּה֙ כָּמ֣וֹהָ נִקָּ֔ה וְכָל־הַ֨נִּשְׁבָּ֔ע מִזֶּ֖ה כָּמ֥וֹהָ נִקָּֽה׃<text:s/></text:span><text:span text:style-name="T202">‬</text:span>‬<text:span text:style-name="T203">4</text:span><text:span text:style-name="T204"> הוֹצֵאתִ֗יהָ נְאֻם֙ יְהוָ֣ה צְבָא֔וֹת וּבָ֙אָה֙ אֶל־בֵּ֣ית הַגַּנָּ֔ב וְאֶל־בֵּ֛ית הַנִּשְׁבָּ֥ע בִּשְׁמִ֖י לַשָּׁ֑קֶר וְלָ֙נֶה֙ בְּת֣וֹךְ בֵּית֔וֹ וְכִלַּ֖תּוּ וְאֶת־עֵצָ֥יו וְאֶת־אֲבָנָֽיו׃<text:s/></text:span><text:span text:style-name="T205">‬</text:span>‬<text:span text:style-name="T206">5</text:span><text:span text:style-name="T207"> וַיֵּצֵ֕א הַמַּלְאָ֖ךְ הַדֹּבֵ֣ר בִּ֑י וַיֹּ֣אמֶר אֵלַ֔י שָׂ֣א נָ֤א עֵינֶ֙יךָ֙ וּרְאֵ֔ה מָ֖ה הַיּוֹצֵ֥את הַזֹּֽאת׃<text:s/></text:span><text:span text:style-name="T208">‬</text:span>‬<text:span text:style-name="T209">6</text:span><text:span text:style-name="T210"> וָאֹמַ֖ר מַה־הִ֑יא וַיֹּ֗אמֶר זֹ֤את הָֽאֵיפָה֙ הַיּוֹצֵ֔את וַיֹּ֕אמֶר זֹ֥את עֵינָ֖ם בְּכָל־הָאָֽרֶץ׃<text:s/></text:span><text:span text:style-name="T211">‬</text:span>‬<text:span text:style-name="T212">7</text:span><text:span text:style-name="T213"> וְהִנֵּ֛ה כִּכַּ֥ר עֹפֶ֖רֶת נִשֵּׂ֑את וְזֹאת֙ אִשָּׁ֣ה אַחַ֔ת יוֹשֶׁ֖בֶת<text:s/></text:span><text:soft-page-break/><text:span text:style-name="T214">בְּת֥וֹךְ הָאֵיפָֽה׃<text:s/></text:span><text:span text:style-name="T215">‬</text:span>‬<text:span text:style-name="T216">8</text:span><text:span text:style-name="T217"> וַיֹּ֙אמֶר֙ זֹ֣את הָרִשְׁעָ֔ה וַיַּשְׁלֵ֥ךְ אֹתָ֖הּ אֶל־תּ֣וֹךְ הָֽאֵיפָ֑ה וַיַּשְׁלֵ֛ךְ אֶת־אֶ֥בֶן הָעֹפֶ֖רֶת אֶל־פִּֽיהָ׃</text:span><text:span text:style-name="T218"><text:s/>ס<text:s/></text:span><text:span text:style-name="T219">‬</text:span>‬<text:span text:style-name="T220">9</text:span><text:span text:style-name="T221"> וָאֶשָּׂ֨א עֵינַ֜י וָאֵ֗רֶא וְהִנֵּה֩ שְׁתַּ֨יִם נָשִׁ֤ים יֽוֹצְאוֹת֙ וְר֣וּחַ בְּכַנְפֵיהֶ֔ם וְלָהֵ֥נָּה כְנָפַ֖יִם כְּכַנְפֵ֣י הַחֲסִידָ֑ה וַתִּשֶּׂ֙אנָה֙ אֶת־הָ֣אֵיפָ֔ה בֵּ֥ין הָאָ֖רֶץ וּבֵ֥ין הַשָּׁמָֽיִם׃<text:s/></text:span><text:span text:style-name="T222">‬</text:span>‬<text:span text:style-name="T223">10</text:span><text:span text:style-name="T224"> וָאֹמַ֕ר אֶל־הַמַּלְאָ֖ךְ הַדֹּבֵ֣ר בִּ֑י אָ֛נָה הֵ֥מָּה מֽוֹלִכ֖וֹת אֶת־הָאֵיפָֽה׃<text:s/></text:span><text:span text:style-name="T225">‬</text:span>‬<text:span text:style-name="T226">11</text:span><text:span text:style-name="T227"> וַיֹּ֣אמֶר אֵלַ֔י לִבְנֽוֹת־לָ֥הֿ בַ֖יִת בְּאֶ֣רֶץ שִׁנְעָ֑ר וְהוּכַ֛ן וְהֻנִּ֥יחָה שָּׁ֖ם עַל־מְכֻנָתָֽהּ׃</text:span><text:span text:style-name="T228"><text:s/>ס<text:s/></text:span><text:span text:style-name="T229">‬</text:span>‬‬‬‬‬‬‬‬‬‬‬</text:p>
      </text:section>
      <text:section text:name="Sect5" text:style-name="S5">
        <text:p text:style-name="P230">Zechariah 6</text:p>
        <text:p text:style-name="P231"><text:span text:style-name="T232">1</text:span><text:span text:style-name="T233"> וָאָשֻׁ֗ב וָאֶשָּׂ֤א עֵינַי֙ וָֽאֶרְאֶ֔ה וְהִנֵּ֨ה אַרְבַּ֤ע מַרְכָּבוֹת֙ יֹֽצְא֔וֹת מִבֵּ֖ין שְׁנֵ֣י הֶֽהָרִ֑ים וְהֶהָרִ֖ים הָרֵ֥י נְחֹֽשֶׁת׃<text:s/></text:span><text:span text:style-name="T234">2</text:span><text:span text:style-name="T235"> בַּמֶּרְכָּבָ֥ה הָרִֽאשֹׁנָ֖ה סוּסִ֣ים אֲדֻמִּ֑ים וּבַמֶּרְכָּבָ֥ה הַשֵּׁנִ֖ית סוּסִ֥ים שְׁחֹרִֽים׃<text:s/></text:span><text:span text:style-name="T236">‬</text:span>‬<text:span text:style-name="T237">3</text:span><text:span text:style-name="T238"> וּבַמֶּרְכָּבָ֥ה הַשְּׁלִשִׁ֖ית סוּסִ֣ים לְבָנִ֑ים וּבַמֶּרְכָּבָה֙ הָרְבִעִ֔ית סוּסִ֥ים בְּרֻדִּ֖ים אֲמֻצִּֽים׃<text:s/></text:span><text:span text:style-name="T239">‬</text:span>‬<text:span text:style-name="T240">4</text:span><text:span text:style-name="T241"> וָאַ֙עַן֙ וָֽאֹמַ֔ר אֶל־הַמַּלְאָ֖ךְ הַדֹּבֵ֣ר בִּ֑י מָה־אֵ֖לֶּה אֲדֹנִֽי׃<text:s/></text:span><text:span text:style-name="T242">‬</text:span>‬<text:span text:style-name="T243">5</text:span><text:span text:style-name="T244"> וַיַּ֥עַן הַמַּלְאָ֖ךְ וַיֹּ֣אמֶר אֵלָ֑י אֵ֗לֶּה אַרְבַּע֙ רֻח֣וֹת הַשָּׁמַ֔יִם יוֹצְא֕וֹת מֵֽהִתְיַצֵּ֖ב עַל־אֲד֥וֹן כָּל־הָאָֽרֶץ׃<text:s/></text:span><text:span text:style-name="T245">‬</text:span>‬<text:span text:style-name="T246">6</text:span><text:span text:style-name="T247"> אֲשֶׁר־בָּ֞הּ הַסּוּסִ֣ים הַשְּׁחֹרִ֗ים יֹֽצְאִים֙ אֶל־אֶ֣רֶץ צָפ֔וֹן וְהַלְּבָנִ֔ים יָצְא֖וּ אֶל־אֽ͏ַחֲרֵיהֶ֑ם וְהַ֨בְּרֻדִּ֔ים יָצְא֖וּ אֶל־אֶ֥רֶץ הַתֵּימָֽן׃<text:s/></text:span><text:span text:style-name="T248">‬</text:span>‬<text:span text:style-name="T249">7</text:span><text:span text:style-name="T250"> וְהָאֲמֻצִּ֣ים יָצְא֗וּ וַיְבַקְשׁוּ֙ לָלֶ֙כֶת֙ לְהִתְהַלֵּ֣ך בָּאָ֔רֶץ וַיֹּ֕אמֶר לְכ֖וּ הִתְהַלְּכ֣וּ בָאָ֑רֶץ וַתִּתְהַלַּ֖כְנָה בָּאָֽרֶץ׃<text:s/></text:span><text:span text:style-name="T251">‬</text:span>‬<text:span text:style-name="T252">8</text:span><text:span text:style-name="T253"> וַיַּזְעֵ֣ק אֹתִ֔י וַיְדַבֵּ֥ר אֵלַ֖י לֵאמֹ֑ר רְאֵ֗ה הַיּֽוֹצְאִים֙ אֶל־אֶ֣רֶץ צָפ֔וֹן הֵנִ֥יחוּ אֶת־רוּחִ֖י בְּאֶ֥רֶץ צָפֽוֹן׃</text:span><text:span text:style-name="T254"><text:s/>ס<text:s/></text:span><text:span text:style-name="T255">‬</text:span>‬<text:span text:style-name="T256">9</text:span><text:span text:style-name="T257"> וַיְהִ֥י דְבַר־יְהוָ֖ה אֵלַ֥י לֵאמֹֽר׃<text:s/></text:span><text:span text:style-name="T258">‬</text:span>‬<text:span text:style-name="T259">10</text:span><text:span text:style-name="T260"> לָק֙וֹחַ֙ מֵאֵ֣ת הַגּוֹלָ֔ה מֵחֶלְדַּ֕י וּמֵאֵ֥ת טוֹבִיָּ֖ה וּמֵאֵ֣ת יְדַֽעְיָ֑ה וּבָאתָ֤ אַתָּה֙ בַּיּ֣וֹם הַה֔וּא וּבָ֗אתָ בֵּ֚ית יֹאשִׁיָּ֣ה בֶן־צְפַנְיָ֔ה אֲשֶׁר־בָּ֖אוּ מִבָּבֶֽל׃<text:s/></text:span><text:span text:style-name="T261">‬</text:span>‬<text:span text:style-name="T262">11</text:span><text:span text:style-name="T263"> וְלָקַחְתָּ֥ כֶֽסֶף־וְזָהָ֖ב וְעָשִׂ֣יתָ עֲטָר֑וֹת וְשַׂמְתָּ֗ בְּרֹ֛אשׁ יְהוֹשֻׁ֥עַ בֶּן־יְהוֹצָדָ֖ק הַכֹּהֵ֥ן הַגָּדֽוֹל׃<text:s/></text:span><text:span text:style-name="T264">‬</text:span>‬<text:span text:style-name="T265">12</text:span><text:span text:style-name="T266"> וְאָמַרְתָּ֤ אֵלָיו֙ לֵאמֹ֔ר כֹּ֥ה אָמַ֛ר יְהוָ֥ה צְבָא֖וֹת לֵאמֹ֑ר הִנֵּה־אִ֞ישׁ צֶ֤מַח שְׁמוֹ֙ וּמִתַּחְתָּ֣יו יִצְמָ֔ח וּבָנָ֖ה אֶת־הֵיכַ֥ל יְהוָֽהּ׃<text:s/></text:span><text:span text:style-name="T267">‬</text:span>‬<text:span text:style-name="T268">13</text:span><text:span text:style-name="T269"> וְ֠הוּא יִבְנֶ֞ה אֶת־הֵיכַ֤ל יְהוָה֙ וְהֽוּא־יִשָּׂ֣א ה֔וֹד וְיָשַׁ֥ב וּמָשַׁ֖ל עַל־כִּסְא֑וֹ וְהָיָ֤ה כֹהֵן֙ עַל־כִּסְא֔וֹ וַעֲצַ֣ת שָׁל֔וֹם תִּהְיֶ֖ה בֵּ֥ין שְׁנֵיהֶֽם׃<text:s/></text:span><text:span text:style-name="T270">‬</text:span>‬<text:span text:style-name="T271">14</text:span><text:span text:style-name="T272"> וְהָעֲטָרֹ֗ת תִּֽהְיֶה֙ לְחֵ֙לֶם֙ וּלְטוֹבִיָּ֣ה וְלִידַֽעְיָ֔ה וּלְחֵ֖ן בֶּן־צְפַנְיָ֑ה לְזִכָּר֖וֹן בְּהֵיכַ֥ל יְהוָֽה׃<text:s/></text:span><text:span text:style-name="T273">‬</text:span>‬<text:span text:style-name="T274">15</text:span><text:span text:style-name="T275"> וּרְחוֹקִ֣ים ׀ יָבֹ֗אוּ וּבָנוּ֙ בְּהֵיכַ֣ל יְהוָ֔ה וִידַעְתֶּ֕ם כִּֽי־יְהוָ֥ה צְבָא֖וֹת שְׁלָחַ֣נִי אֲלֵיכֶ֑ם וְהָיָה֙ אִם־שָׁמ֣וֹעַ תִּשְׁמְע֔וּן בְּק֖וֹל יְהוָ֥ה אֱלֹהֵיכֶֽם׃</text:span><text:span text:style-name="T276"><text:s/>ס<text:s/></text:span><text:span text:style-name="T277">‬</text:span>‬‬‬‬‬‬‬‬‬‬‬‬‬‬‬</text:p>
      </text:section>
      <text:section text:name="Sect6" text:style-name="S6">
        <text:soft-page-break/>
        <text:p text:style-name="P278">Zechariah 7</text:p>
        <text:p text:style-name="P279"><text:span text:style-name="T280">1</text:span><text:span text:style-name="T281"> וַֽיְהִי֙ בִּשְׁנַ֣ת אַרְבַּ֔ע לְדָרְיָ֖וֶשׁ הַמֶּ֑לֶךְ הָיָ֨ה דְבַר־יְהוָ֜ה אֶל־זְכַרְיָ֗ה בְּאַרְבָּעָ֛ה לַחֹ֥דֶשׁ הַתְּשִׁעִ֖י בְּכִסְלֵֽו׃<text:s/></text:span><text:span text:style-name="T282">2</text:span><text:span text:style-name="T283"> וַיִּשְׁלַח֙ בֵּֽית־אֵ֔ל שַׂר־אֶ֕צֶר וְרֶ֥גֶם מֶ֖לֶךְ וַֽאֲנָשָׁ֑יו לְחַלּ֖וֹת אֶת־פְּנֵ֥י יְהוָֽה׃<text:s/></text:span><text:span text:style-name="T284">‬</text:span>‬<text:span text:style-name="T285">3</text:span><text:span text:style-name="T286"> לֵאמֹ֗ר אֶל־הַכֹּֽהֲנִים֙ אֲשֶׁר֙ לְבֵית־יְהוָ֣ה צְבָא֔וֹת וְאֶל־הַנְּבִיאִ֖ים לֵאמֹ֑ר הַֽאֶבְכֶּה֙ בַּחֹ֣דֶשׁ הַחֲמִשִׁ֔י הִנָּזֵ֕ר כַּאֲשֶׁ֣ר עָשִׂ֔יתִי זֶ֖ה כַּמֶּ֥ה שָׁנִֽים׃<text:s/></text:span><text:span text:style-name="T287">פ<text:s/></text:span><text:span text:style-name="T288">‬</text:span>‬‬‬</text:p>
        <text:p text:style-name="P289"><text:span text:style-name="T290">4</text:span><text:span text:style-name="T291"> וַיְהִ֛י דְּבַר־יְהוָ֥ה צְבָא֖וֹת אֵלַ֥י לֵאמֹֽר׃<text:s/></text:span><text:span text:style-name="T292">‬</text:span>‬<text:span text:style-name="T293">5</text:span><text:span text:style-name="T294"> אֱמֹר֙ אֶל־כָּל־עַ֣ם הָאָ֔רֶץ וְאֶל־הַכֹּהֲנִ֖ים לֵאמֹ֑ר כִּֽי־צַמְתֶּ֨ם וְסָפ֜וֹד בַּחֲמִישִׁ֣י וּבַשְּׁבִיעִ֗י וְזֶה֙ שִׁבְעִ֣ים שָׁנָ֔ה הֲצ֥וֹם צַמְתֻּ֖נִי אָֽנִי׃<text:s/></text:span><text:span text:style-name="T295">‬</text:span>‬<text:span text:style-name="T296">6</text:span><text:span text:style-name="T297"> וְכִ֥י תֹאכְל֖וּ וְכִ֣י תִשְׁתּ֑וּ הֲל֤וֹא אַתֶּם֙ הָאֹ֣כְלִ֔ים וְאַתֶּ֖ם הַשֹּׁתִֽים׃<text:s/></text:span><text:span text:style-name="T298">‬</text:span>‬<text:span text:style-name="T299">7</text:span><text:span text:style-name="T300"> הֲל֣וֹא אֶת־הַדְּבָרִ֗ים אֲשֶׁ֨ר קָרָ֤א יְהוָה֙ בְּיַד֙ הַנְּבִיאִ֣ים הָרִֽאשֹׁנִ֔ים בִּהְי֤וֹת יְרוּשָׁלִַ֙ם֙ יֹשֶׁ֣בֶת וּשְׁלֵוָ֔ה וְעָרֶ֖יהָ סְבִיבֹתֶ֑יהָ וְהַנֶּ֥גֶב וְהַשְּׁפֵלָ֖ה יֹשֵֽׁב׃<text:s/></text:span><text:span text:style-name="T301">פ<text:s/></text:span><text:span text:style-name="T302">‬</text:span>‬‬‬‬‬</text:p>
        <text:p text:style-name="P303"><text:span text:style-name="T304">8</text:span><text:span text:style-name="T305"> וַֽיְהִי֙ דְּבַר־יְהוָ֔ה אֶל־זְכַרְיָ֖ה לֵאמֹֽר׃<text:s/></text:span><text:span text:style-name="T306">‬</text:span>‬<text:span text:style-name="T307">9</text:span><text:span text:style-name="T308"> כֹּ֥ה אָמַ֛ר יְהוָ֥ה צְבָא֖וֹת לֵאמֹ֑ר מִשְׁפַּ֤ט אֱמֶת֙ שְׁפֹ֔טוּ וְחֶ֣סֶד וְרַֽחֲמִ֔ים עֲשׂ֖וּ אִ֥ישׁ אֶת־אָחִֽיו׃<text:s/></text:span><text:span text:style-name="T309">‬</text:span>‬<text:span text:style-name="T310">10</text:span><text:span text:style-name="T311"> וְאַלְמָנָ֧ה וְיָת֛וֹם גֵּ֥ר וְעָנִ֖י אַֽל־תַּעֲשֹׁ֑קוּ וְרָעַת֙ אִ֣ישׁ אָחִ֔יו אַֽל־תַּחְשְׁב֖וּ בִּלְבַבְכֶֽם׃<text:s/></text:span><text:span text:style-name="T312">‬</text:span>‬<text:span text:style-name="T313">11</text:span><text:span text:style-name="T314"> וַיְמָאֲנ֣וּ לְהַקְשִׁ֔יב וַיִּתְּנ֥וּ כָתֵ֖ף סֹרָ֑רֶת וְאָזְנֵיהֶ֖ם הִכְבִּ֥ידוּ מִשְּׁמֽוֹעַ׃<text:s/></text:span><text:span text:style-name="T315">‬</text:span>‬<text:span text:style-name="T316">12</text:span><text:span text:style-name="T317"> וְלִבָּ֞ם שָׂ֣מוּ שָׁמִ֗יר מִ֠שְּׁמוֹעַ אֶת־הַתּוֹרָ֤ה וְאֶת־הַדְּבָרִים֙ אֲשֶׁ֨ר שָׁלַ֜ח יְהוָ֤ה צְבָאוֹת֙ בְּרוּח֔וֹ בְּיַ֖ד הַנְּבִיאִ֣ים הָרִֽאשֹׁנִ֑ים וַֽיְהִי֙ קֶ֣צֶף גָּד֔וֹל מֵאֵ֖ת יְהוָ֥ה צְבָאֽוֹת׃<text:s/></text:span><text:span text:style-name="T318">‬</text:span>‬<text:span text:style-name="T319">13</text:span><text:span text:style-name="T320"> וַיְהִ֥י כַאֲשֶׁר־קָרָ֖א וְלֹ֣א שָׁמֵ֑עוּ כֵּ֤ן יִקְרְאוּ֙ וְלֹ֣א אֶשְׁמָ֔ע אָמַ֖ר יְהוָ֥ה צְבָאֽוֹת׃<text:s/></text:span><text:span text:style-name="T321">‬</text:span>‬<text:span text:style-name="T322">14</text:span><text:span text:style-name="T323"> וְאֵ֣סָעֲרֵ֗ם עַ֤ל כָּל־הַגּוֹיִם֙ אֲשֶׁ֣ר לֹֽא־יְדָע֔וּם וְהָאָ֙רֶץ֙ נָשַׁ֣מָּה אַֽחֲרֵיהֶ֔ם מֵֽעֹבֵ֖ר וּמִשָּׁ֑ב וַיָּשִׂ֥ימוּ אֶֽרֶץ־חֶמְדָּ֖ה לְשַׁמָּֽה׃<text:s/></text:span><text:span text:style-name="T324">פ<text:s/></text:span><text:span text:style-name="T325">‬</text:span>‬‬‬‬‬‬‬‬</text:p>
      </text:section>
      <text:section text:name="Sect7" text:style-name="S7">
        <text:p text:style-name="P326">Zechariah 8</text:p>
        <text:p text:style-name="P327"><text:span text:style-name="T328">1</text:span><text:span text:style-name="T329"> וַיְהִ֛י דְּבַר־יְהוָ֥ה צְבָא֖וֹת לֵאמֹֽר׃<text:s/></text:span><text:span text:style-name="T330">2</text:span><text:span text:style-name="T331"> כֹּ֤ה אָמַר֙ יְהוָ֣ה צְבָא֔וֹת קִנֵּ֥אתִי לְצִיּ֖וֹן קִנְאָ֣ה גְדוֹלָ֑ה וְחֵמָ֥ה גְדוֹלָ֖ה קִנֵּ֥אתִי לָֽהּ׃<text:s/></text:span><text:span text:style-name="T332">‬</text:span>‬<text:span text:style-name="T333">3</text:span><text:span text:style-name="T334"> כֹּ֚ה אָמַ֣ר יְהוָ֔ה שַׁ֚בְתִּי אֶל־צִיּ֔וֹן וְשָׁכַנְתִּ֖י בְּת֣וֹךְ יְרֽוּשָׁלָ֑͏ִם וְנִקְרְאָ֤ה יְרוּשָׁלִַ֙ם֙ עִ֣יר־הָֽאֱמֶ֔ת וְהַר־יְהוָ֥ה צְבָא֖וֹת הַ֥ר הַקֹּֽדֶשׁ׃</text:span><text:span text:style-name="T335"><text:s/>ס<text:s/></text:span><text:span text:style-name="T336">‬</text:span>‬<text:span text:style-name="T337">4</text:span><text:span text:style-name="T338"> כֹּ֤ה אָמַר֙ יְהוָ֣ה צְבָא֔וֹת עֹ֤ד יֵֽשְׁבוּ֙ זְקֵנִ֣ים וּזְקֵנ֔וֹת בִּרְחֹב֖וֹת יְרוּשָׁלָ֑͏ִם וְאִ֧ישׁ מִשְׁעַנְתּ֛וֹ בְּיָד֖וֹ מֵרֹ֥ב יָמִֽים׃<text:s/></text:span><text:span text:style-name="T339">‬</text:span>‬<text:span text:style-name="T340">5</text:span><text:span text:style-name="T341"> וּרְחֹב֤וֹת הָעִיר֙ יִמָּ֣לְא֔וּ יְלָדִ֖ים וִֽילָד֑וֹת מְשַׂחֲקִ֖ים בִּרְחֹֽבֹתֶֽיהָ׃</text:span><text:span text:style-name="T342"><text:s/>ס<text:s/></text:span><text:span text:style-name="T343">‬</text:span>‬<text:span text:style-name="T344">6</text:span><text:span text:style-name="T345"> כֹּ֤ה אָמַר֙ יְהוָ֣ה צְבָא֔וֹת כִּ֣י יִפָּלֵ֗א בְּעֵינֵי֙ שְׁאֵרִית֙ הָעָ֣ם הַזֶּ֔ה בַּיָּמִ֖ים הָהֵ֑ם גַּם־בְּעֵינַי֙ יִפָּלֵ֔א נְאֻ֖ם יְהוָ֥ה צְבָאֽוֹת׃<text:s/></text:span><text:span text:style-name="T346">פ<text:s/></text:span><text:span text:style-name="T347">‬</text:span>‬‬‬‬‬‬</text:p>
        <text:soft-page-break/>
        <text:p text:style-name="P348"><text:span text:style-name="T349">7</text:span><text:span text:style-name="T350"> כֹּ֤ה אָמַר֙ יְהוָ֣ה צְבָא֔וֹת הִנְנִ֥י מוֹשִׁ֛יעַ אֶת־עַמִּ֖י מֵאֶ֣רֶץ מִזְרָ֑ח וּמֵאֶ֖רֶץ מְב֥וֹא הַשָּֽׁמֶשׁ׃<text:s/></text:span><text:span text:style-name="T351">‬</text:span>‬<text:span text:style-name="T352">8</text:span><text:span text:style-name="T353"> וְהֵבֵאתִ֣י אֹתָ֔ם וְשָׁכְנ֖וּ בְּת֣וֹךְ יְרוּשָׁלָ֑͏ִם וְהָיוּ־לִ֣י לְעָ֗ם וַֽאֲנִי֙ אֶהְיֶ֤ה לָהֶם֙ לֵֽאלֹהִ֔ים בֶּאֱמֶ֖ת וּבִצְדָקָֽה׃</text:span><text:span text:style-name="T354"><text:s/>ס<text:s/></text:span><text:span text:style-name="T355">‬</text:span>‬<text:span text:style-name="T356">9</text:span><text:span text:style-name="T357"> כֹּֽה־אָמַר֮ יְהוָ֣ה צְבָאוֹת֒ תֶּחֱזַ֣קְנָה יְדֵיכֶ֔ם הַשֹּֽׁמְעִים֙ בַּיָּמִ֣ים הָאֵ֔לֶּה אֵ֖ת הַדְּבָרִ֣ים הָאֵ֑לֶּה מִפִּי֙ הַנְּבִיאִ֔ים אֲ֠שֶׁר בְּי֞וֹם יֻסַּ֨ד בֵּית־יְהוָ֧ה צְבָא֛וֹת הַהֵיכָ֖ל לְהִבָּנֽוֹת׃<text:s/></text:span><text:span text:style-name="T358">‬</text:span>‬<text:span text:style-name="T359">10</text:span><text:span text:style-name="T360"> כִּ֗י לִפְנֵי֙ הַיָּמִ֣ים הָהֵ֔ם שְׂכַ֤ר הָֽאָדָם֙ לֹ֣א נִֽהְיָ֔ה וּשְׂכַ֥ר הַבְּהֵמָ֖ה אֵינֶ֑נָּה וְלַיּוֹצֵ֨א וְלַבָּ֤א אֵין־שָׁלוֹם֙ מִן־הַצָּ֔ר וַאֲשַׁלַּ֥ח אֶת־כָּל־הָאָדָ֖ם אִ֥ישׁ בְּרֵעֵֽהוּ׃<text:s/></text:span><text:span text:style-name="T361">‬</text:span>‬<text:span text:style-name="T362">11</text:span><text:span text:style-name="T363"> וְעַתָּ֗ה לֹ֣א כַיָּמִ֤ים הָרִֽאשֹׁנִים֙ אֲנִ֔י לִשְׁאֵרִ֖ית הָעָ֣ם הַזֶּ֑ה נְאֻ֖ם יְהוָ֥ה צְבָאֽוֹת׃<text:s/></text:span><text:span text:style-name="T364">‬</text:span>‬<text:span text:style-name="T365">12</text:span><text:span text:style-name="T366"> כִּֽי־זֶ֣רַע הַשָּׁל֗וֹם הַגֶּ֜פֶן תִּתֵּ֤ן פִּרְיָהּ֙ וְהָאָ֙רֶץ֙ תִּתֵּ֣ן אֶת־יְבוּלָ֔הּ וְהַשָּׁמַ֖יִם יִתְּנ֣וּ טַלָּ֑ם וְהִנְחַלְתִּ֗י אֶת־שְׁאֵרִ֛ית הָעָ֥ם הַזֶּ֖ה אֶת־כָּל־אֵֽלֶּה׃<text:s/></text:span><text:span text:style-name="T367">‬</text:span>‬<text:span text:style-name="T368">13</text:span><text:span text:style-name="T369"> וְהָיָ֡ה כַּאֲשֶׁר֩ הֱיִיתֶ֨ם קְלָלָ֜ה בַּגּוֹיִ֗ם בֵּ֤ית יְהוּדָה֙ וּבֵ֣ית יִשְׂרָאֵ֔ל כֵּ֚ן אוֹשִׁ֣יעַ אֶתְכֶ֔ם וִהְיִיתֶ֖ם בְּרָכָ֑ה אַל־תִּירָ֖אוּ תֶּחֱזַ֥קְנָה יְדֵיכֶֽם׃</text:span><text:span text:style-name="T370"><text:s/>ס<text:s/></text:span><text:span text:style-name="T371">‬</text:span>‬<text:span text:style-name="T372">14</text:span><text:span text:style-name="T373"> כִּ֣י כֹ֣ה אָמַר֮ יְהוָ֣ה צְבָאוֹת֒ כַּאֲשֶׁ֨ר זָמַמְ֜תִּי לְהָרַ֣ע לָכֶ֗ם בְּהַקְצִ֤יף אֲבֹֽתֵיכֶם֙ אֹתִ֔י אָמַ֖ר יְהוָ֣ה צְבָא֑וֹת וְלֹ֖א נִחָֽמְתִּי׃<text:s/></text:span><text:span text:style-name="T374">‬</text:span>‬<text:span text:style-name="T375">15</text:span><text:span text:style-name="T376"> כֵּ֣ן שַׁ֤בְתִּי זָמַ֙מְתִּי֙ בַּיָּמִ֣ים הָאֵ֔לֶּה לְהֵיטִ֥יב אֶת־יְרוּשָׁלַ֖͏ִם וְאֶת־בֵּ֣ית יְהוּדָ֑ה אַל־תִּירָֽאוּ׃<text:s/></text:span><text:span text:style-name="T377">‬</text:span>‬<text:span text:style-name="T378">16</text:span><text:span text:style-name="T379"> אֵ֥לֶּה הַדְּבָרִ֖ים אֲשֶׁ֣ר תַּֽעֲשׂ֑וּ דַּבְּר֤וּ אֱמֶת֙ אִ֣ישׁ אֶת־רֵעֵ֔הוּ אֱמֶת֙ וּמִשְׁפַּ֣ט שָׁל֔וֹם שִׁפְט֖וּ בְּשַׁעֲרֵיכֶֽם׃<text:s/></text:span><text:span text:style-name="T380">‬</text:span>‬<text:span text:style-name="T381">17</text:span><text:span text:style-name="T382"> וְאִ֣ישׁ ׀ אֶת־רָעַ֣ת רֵעֵ֗הוּ אַֽל־תַּחְשְׁבוּ֙ בִּלְבַבְכֶ֔ם וּשְׁבֻ֥עַת שֶׁ֖קֶר אַֽל־תֶּאֱהָ֑בוּ כִּ֧י אֶת־כָּל־אֵ֛לֶּה אֲשֶׁ֥ר שָׂנֵ֖אתִי נְאֻם־יְהוָֽה׃</text:span><text:span text:style-name="T383"><text:s/>ס<text:s/></text:span><text:span text:style-name="T384">‬</text:span>‬<text:span text:style-name="T385">18</text:span><text:span text:style-name="T386"> וַיְהִ֛י דְּבַר־יְהוָ֥ה צְבָא֖וֹת אֵלַ֥י לֵאמֹֽר׃<text:s/></text:span><text:span text:style-name="T387">‬</text:span>‬<text:span text:style-name="T388">19</text:span><text:span text:style-name="T389"> כֹּֽה־אָמַ֞ר יְהוָ֣ה צְבָא֗וֹת צ֣וֹם הָרְבִיעִ֡י וְצ֣וֹם הַחֲמִישִׁי֩ וְצ֨וֹם הַשְּׁבִיעִ֜י וְצ֣וֹם הָעֲשִׂירִ֗י יִהְיֶ֤ה לְבֵית־יְהוּדָה֙ לְשָׂשׂ֣וֹן וּלְשִׂמְחָ֔ה וּֽלְמֹעֲדִ֖ים טוֹבִ֑ים וְהָאֱמֶ֥ת וְהַשָּׁל֖וֹם אֱהָֽבוּ׃<text:s/></text:span><text:span text:style-name="T390">פ<text:s/></text:span><text:span text:style-name="T391">‬</text:span>‬‬‬‬‬‬‬‬‬‬‬‬‬‬</text:p>
        <text:p text:style-name="P392"><text:span text:style-name="T393">20</text:span><text:span text:style-name="T394"> כֹּ֥ה אָמַ֖ר יְהוָ֣ה צְבָא֑וֹת עֹ֚ד אֲשֶׁ֣ר יָבֹ֣אוּ עַמִּ֔ים וְיֹשְׁבֵ֖י עָרִ֥ים רַבּֽוֹת׃<text:s/></text:span><text:span text:style-name="T395">‬</text:span>‬<text:span text:style-name="T396">21</text:span><text:span text:style-name="T397"> וְֽהָלְכ֡וּ יֹשְׁבֵי֩ אַחַ֨ת אֶל־אַחַ֜ת לֵאמֹ֗ר נֵלְכָ֤ה הָלוֹךְ֙ לְחַלּוֹת֙ אֶת־פְּנֵ֣י יְהוָ֔ה וּלְבַקֵּ֖שׁ אֶת־יְהוָ֣ה צְבָא֑וֹת אֵלְכָ֖ה גַּם־אָֽנִי׃<text:s/></text:span><text:span text:style-name="T398">‬</text:span>‬<text:span text:style-name="T399">22</text:span><text:span text:style-name="T400"> וּבָ֨אוּ עַמִּ֤ים רַבִּים֙ וְגוֹיִ֣ם עֲצוּמִ֔ים לְבַקֵּ֛שׁ אֶת־יְהוָ֥ה צְבָא֖וֹת בִּירוּשָׁלָ֑͏ִם וּלְחַלּ֖וֹת אֶת־פְּנֵ֥י יְהוָֽה׃</text:span><text:span text:style-name="T401"><text:s/>ס<text:s/></text:span><text:span text:style-name="T402">‬</text:span>‬<text:span text:style-name="T403">23</text:span><text:span text:style-name="T404"> כֹּ֥ה אָמַר֮ יְהוָ֣ה צְבָאוֹת֒ בַּיָּמִ֣ים הָהֵ֔מָּה אֲשֶׁ֤ר יַחֲזִ֙יקוּ֙ עֲשָׂרָ֣ה אֲנָשִׁ֔ים מִכֹּ֖ל לְשֹׁנ֣וֹת הַגּוֹיִ֑ם וְֽהֶחֱזִ֡יקוּ בִּכְנַף֩ אִ֨ישׁ יְהוּדִ֜י לֵאמֹ֗ר נֵֽלְכָה֙ עִמָּכֶ֔ם כִּ֥י שָׁמַ֖עְנוּ אֱלֹהִ֥ים עִמָּכֶֽם׃</text:span><text:span text:style-name="T405"><text:s/>ס<text:s/></text:span><text:span text:style-name="T406">‬</text:span>‬‬‬‬‬</text:p>
      </text:section>
      <text:section text:name="Sect8" text:style-name="S8">
        <text:p text:style-name="P407">Zechariah 9</text:p>
        <text:p text:style-name="P408"><text:span text:style-name="T409">1</text:span><text:span text:style-name="T410"> מַשָּׂ֤א דְבַר־יְהוָה֙ בְּאֶ֣רֶץ חַדְרָ֔ךְ וְדַמֶּ֖שֶׂק מְנֻחָת֑וֹ כִּ֤י לַֽיהוָה֙ עֵ֣ין אָדָ֔ם וְכֹ֖ל שִׁבְטֵ֥י יִשְׂרָאֵֽל׃<text:s/></text:span><text:span text:style-name="T411">2</text:span><text:span text:style-name="T412"> וְגַם־חֲמָ֖ת תִּגְבָּל־בָּ֑הּ צֹ֣ר וְצִיד֔וֹן כִּ֥י חָֽכְמָ֖ה מְאֹֽד׃<text:s/></text:span><text:span text:style-name="T413">‬</text:span>‬<text:span text:style-name="T414">3</text:span><text:span text:style-name="T415"> וַתִּ֥בֶן צֹ֛ר מָצ֖וֹר לָ֑הּ וַתִּצְבָּר־כֶּ֙סֶף֙ כֶּֽעָפָ֔ר וְחָר֖וּץ כְּטִ֥יט חוּצֽוֹת׃<text:s/></text:span><text:span text:style-name="T416">‬</text:span>‬<text:span text:style-name="T417">4</text:span><text:span text:style-name="T418"> הִנֵּ֤ה אֲדֹנָי֙ יֽוֹרִשֶׁ֔נָּה וְהִכָּ֥ה בַיָּ֖ם חֵילָ֑הּ וְהִ֖יא בָּאֵ֥שׁ תֵּאָכֵֽל׃<text:s/></text:span><text:span text:style-name="T419">‬</text:span>‬<text:span text:style-name="T420">5</text:span><text:span text:style-name="T421"> תֵּרֶ֨א אַשְׁקְל֜וֹן וְתִירָ֗א וְעַזָּה֙ וְתָחִ֣יל מְאֹ֔ד וְעֶקְר֖וֹן כִּֽי־הֹבִ֣ישׁ מֶבָּטָ֑הּ וְאָ֤בַד מֶ֙לֶךְ֙ מֵֽעַזָּ֔ה וְאַשְׁקְל֖וֹן לֹ֥א תֵשֵֽׁב׃<text:s/></text:span><text:span text:style-name="T422">‬</text:span>‬<text:span text:style-name="T423">6</text:span><text:span text:style-name="T424"> וְיָשַׁ֥ב מַמְזֵ֖ר בְּאַשְׁדּ֑וֹד וְהִכְרַתִּ֖י גְּא֥וֹן פְּלִשְׁתִּֽים׃<text:s/></text:span><text:span text:style-name="T425">‬</text:span>‬<text:span text:style-name="T426">7</text:span><text:span text:style-name="T427"> וַהֲסִרֹתִ֨י דָמָ֜יו מִפִּ֗יו וְשִׁקֻּצָיו֙ מִבֵּ֣ין שִׁנָּ֔יו וְנִשְׁאַ֥ר גַּם־ה֖וּא לֵֽאלֹהֵ֑ינוּ וְהָיָה֙<text:s/></text:span><text:soft-page-break/><text:span text:style-name="T428">כְּאַלֻּ֣ף בִּֽיהוּדָ֔ה וְעֶקְר֖וֹן כִּיבוּסִֽי׃<text:s/></text:span><text:span text:style-name="T429">‬</text:span>‬<text:span text:style-name="T430">8</text:span><text:span text:style-name="T431"> וְחָנִ֨יתִי לְבֵיתִ֤י מִצָּבָה֙ מֵעֹבֵ֣ר וּמִשָּׁ֔ב וְלֹֽא־יַעֲבֹ֧ר עֲלֵיהֶ֛ם ע֖וֹד נֹגֵ֑שׂ כִּ֥י עַתָּ֖ה רָאִ֥יתִי בְעֵינָֽי׃</text:span><text:span text:style-name="T432"><text:s/>ס<text:s/></text:span><text:span text:style-name="T433">‬</text:span>‬<text:span text:style-name="T434">9</text:span><text:span text:style-name="T435"> גִּילִ֨י מְאֹ֜ד בַּת־צִיּ֗וֹן הָרִ֙יעִי֙ בַּ֣ת יְרוּשָׁלִַ֔ם הִנֵּ֤ה מַלְכֵּךְ֙ יָ֣בוֹא לָ֔ךְ צַדִּ֥יק וְנוֹשָׁ֖ע ה֑וּא עָנִי֙ וְרֹכֵ֣ב עַל־חֲמ֔וֹר וְעַל־עַ֖יִר בֶּן־אֲתֹנֽוֹת׃<text:s/></text:span><text:span text:style-name="T436">‬</text:span>‬<text:span text:style-name="T437">10</text:span><text:span text:style-name="T438"> וְהִכְרַתִּי־רֶ֣כֶב מֵאֶפְרַ֗יִם וְסוּס֙ מִיר֣וּשָׁלִַ֔ם וְנִכְרְתָה֙ קֶ֣שֶׁת מִלְחָמָ֔ה וְדִבֶּ֥ר שָׁל֖וֹם לַגּוֹיִ֑ם וּמָשְׁלוֹ֙ מִיָּ֣ם עַד־יָ֔ם וּמִנָּהָ֖ר עַד־אַפְסֵי־אָֽרֶץ׃<text:s/></text:span><text:span text:style-name="T439">‬</text:span>‬<text:span text:style-name="T440">11</text:span><text:span text:style-name="T441"> גַּם־אַ֣תְּ בְּדַם־בְּרִיתֵ֗ךְ שִׁלַּ֤חְתִּי אֲסִירַ֙יִךְ֙ מִבּ֔וֹר אֵ֥ין מַ֖יִם בּֽוֹ׃<text:s/></text:span><text:span text:style-name="T442">‬</text:span>‬<text:span text:style-name="T443">12</text:span><text:span text:style-name="T444"> שׁ֚וּבוּ לְבִצָּר֔וֹן אֲסִירֵ֖י הַתִּקְוָ֑ה גַּם־הַיּ֕וֹם מַגִּ֥יד מִשְׁנֶ֖ה אָשִׁ֥יב לָֽךְ׃<text:s/></text:span><text:span text:style-name="T445">‬</text:span>‬<text:span text:style-name="T446">13</text:span><text:span text:style-name="T447"> כִּֽי־דָרַ֨כְתִּי לִ֜י יְהוּדָ֗ה קֶ֚שֶׁת מִלֵּ֣אתִי אֶפְרַ֔יִם וְעוֹרַרְתִּ֤י בָנַ֙יִךְ֙ צִיּ֔וֹן עַל־בָּנַ֖יִךְ יָוָ֑ן וְשַׂמְתִּ֖יךְ כְּחֶ֥רֶב גִּבּֽוֹר׃<text:s/></text:span><text:span text:style-name="T448">‬</text:span>‬<text:span text:style-name="T449">14</text:span><text:span text:style-name="T450"> וַֽיהוָה֙ עֲלֵיהֶ֣ם יֵֽרָאֶ֔ה וְיָצָ֥א כַבָּרָ֖ק חִצּ֑וֹ וַֽאדֹנָ֤י יְהֹוִה֙ בַּשּׁוֹפָ֣ר יִתְקָ֔ע וְהָלַ֖ךְ בְּסַעֲר֥וֹת תֵּימָֽן׃<text:s/></text:span><text:span text:style-name="T451">‬</text:span>‬<text:span text:style-name="T452">15</text:span><text:span text:style-name="T453"> יְהוָ֣ה צְבָאוֹת֮ יָגֵ֣ן עֲלֵיהֶם֒ וְאָכְל֗וּ וְכָֽבְשׁוּ֙ אַבְנֵי־קֶ֔לַע וְשָׁת֥וּ הָמ֖וּ כְּמוֹ־יָ֑יִן וּמָֽלְאוּ֙ כַּמִּזְרָ֔ק כְּזָוִיּ֖וֹת מִזְבֵּֽחַ׃<text:s/></text:span><text:span text:style-name="T454">‬</text:span>‬<text:span text:style-name="T455">16</text:span><text:span text:style-name="T456"> וְֽהוֹשִׁיעָ֞ם יְהוָ֧ה אֱלֹהֵיהֶ֛ם בַּיּ֥וֹם הַה֖וּא כְּצֹ֣אן עַמּ֑וֹ כִּ֚י אַבְנֵי־נֵ֔זֶר מִֽתְנוֹסְס֖וֹת עַל־אַדְמָתֽוֹ׃<text:s/></text:span><text:span text:style-name="T457">‬</text:span>‬<text:span text:style-name="T458">17</text:span><text:span text:style-name="T459"> כִּ֥י מַה־טּוּב֖וֹ וּמַה־יָפְי֑וֹ דָּגָן֙ בַּֽחוּרִ֔ים וְתִיר֖וֹשׁ יְנוֹבֵ֥ב בְּתֻלֽוֹת׃<text:s/></text:span><text:span text:style-name="T460">‬</text:span>‬‬‬‬‬‬‬‬‬‬‬‬‬‬‬‬‬</text:p>
      </text:section>
      <text:section text:name="Sect9" text:style-name="S9">
        <text:p text:style-name="P461">Zechariah 10</text:p>
        <text:p text:style-name="P462"><text:span text:style-name="T463">1</text:span><text:span text:style-name="T464"> שַׁאֲל֨וּ מֵיְהוָ֤ה מָטָר֙ בְּעֵ֣ת מַלְק֔וֹשׁ יְהוָ֖ה עֹשֶׂ֣ה חֲזִיזִ֑ים וּמְטַר־גֶּ֙שֶׁם֙ יִתֵּ֣ן לָהֶ֔ם לְאִ֖ישׁ עֵ֥שֶׂב בַּשָּׂדֶֽה׃<text:s/></text:span><text:span text:style-name="T465">2</text:span><text:span text:style-name="T466"> כִּ֧י הַתְּרָפִ֣ים דִּבְּרוּ־אָ֗וֶן וְהַקּֽוֹסְמִים֙ חָ֣זוּ שֶׁ֔קֶר וַֽחֲלֹמוֹת֙ הַשָּׁ֣וא יְדַבֵּ֔רוּ הֶ֖בֶל יְנַֽחֵמ֑וּן עַל־כֵּן֙ נָסְע֣וּ כְמוֹ־צֹ֔אן יַעֲנ֖וּ כִּֽי־אֵ֥ין רֹעֶֽה׃<text:s/></text:span><text:span text:style-name="T467">פ<text:s/></text:span><text:span text:style-name="T468">‬</text:span>‬‬</text:p>
        <text:p text:style-name="P469"><text:span text:style-name="T470">3</text:span><text:span text:style-name="T471"> עַל־הָֽרֹעִים֙ חָרָ֣ה אַפִּ֔י וְעַל־הָעַתּוּדִ֖ים אֶפְק֑וֹד כִּֽי־פָקַד֩ יְהוָ֨ה צְבָא֤וֹת אֶת־עֶדְרוֹ֙ אֶת־בֵּ֣ית יְהוּדָ֔ה וְשָׂ֣ם אוֹתָ֔ם כְּס֥וּס הוֹד֖וֹ בַּמִּלְחָמָֽה׃<text:s/></text:span><text:span text:style-name="T472">‬</text:span>‬<text:span text:style-name="T473">4</text:span><text:span text:style-name="T474"> מִמֶּ֤נּוּ פִנָּה֙ מִמֶּ֣נּוּ יָתֵ֔ד מִמֶּ֖נּוּ קֶ֣שֶׁת מִלְחָמָ֑ה מִמֶּ֛נּוּ יֵצֵ֥א כָל־נוֹגֵ֖שׂ יַחְדָּֽו׃<text:s/></text:span><text:span text:style-name="T475">‬</text:span>‬<text:span text:style-name="T476">5</text:span><text:span text:style-name="T477"> וְהָי֨וּ כְגִבֹּרִ֜ים בּוֹסִ֨ים בְּטִ֤יט חוּצוֹת֙ בַּמִּלְחָמָ֔ה וְנִ֨לְחֲמ֔וּ כִּ֥י יְהוָ֖ה עִמָּ֑ם וְהֹבִ֖ישׁוּ רֹכְבֵ֥י סוּסִֽים׃<text:s/></text:span><text:span text:style-name="T478">‬</text:span>‬<text:span text:style-name="T479">6</text:span><text:span text:style-name="T480"> וְגִבַּרְתִּ֣י ׀ אֶת־בֵּ֣ית יְהוּדָ֗ה וְאֶת־בֵּ֤ית יוֹסֵף֙ אוֹשִׁ֔יעַ וְהֽוֹשְׁבוֹתִים֙ כִּ֣י רִֽחַמְתִּ֔ים וְהָי֖וּ כַּאֲשֶׁ֣ר לֹֽא־זְנַחְתִּ֑ים כִּ֗י אֲנִ֛י יְהוָ֥ה אֱלֹהֵיהֶ֖ם וְאֶעֱנֵֽם׃<text:s/></text:span><text:span text:style-name="T481">‬</text:span>‬<text:span text:style-name="T482">7</text:span><text:span text:style-name="T483"> וְהָי֤וּ כְגִבּוֹר֙ אֶפְרַ֔יִם וְשָׂמַ֥ח לִבָּ֖ם כְּמוֹ־יָ֑יִן וּבְנֵיהֶם֙ יִרְא֣וּ וְשָׂמֵ֔חוּ יָגֵ֥ל לִבָּ֖ם בַּיהוָֽה׃<text:s/></text:span><text:span text:style-name="T484">‬</text:span>‬<text:span text:style-name="T485">8</text:span><text:span text:style-name="T486"> אֶשְׁרְקָ֥ה לָהֶ֛ם וַאֲקַבְּצֵ֖ם כִּ֣י פְדִיתִ֑ים וְרָב֖וּ כְּמ֥וֹ רָבֽוּ׃<text:s/></text:span><text:span text:style-name="T487">‬</text:span>‬<text:span text:style-name="T488">9</text:span><text:span text:style-name="T489"> וְאֶזְרָעֵם֙ בָּֽעַמִּ֔ים וּבַמֶּרְחַקִּ֖ים יִזְכְּר֑וּנִי וְחָי֥וּ אֶת־בְּנֵיהֶ֖ם וָשָֽׁבוּ׃<text:s/></text:span><text:span text:style-name="T490">‬</text:span>‬<text:span text:style-name="T491">10</text:span><text:span text:style-name="T492"> וַהֲשִֽׁיבוֹתִים֙ מֵאֶ֣רֶץ מִצְרַ֔יִם וּמֵֽאַשּׁ֖וּר אֲקַבְּצֵ֑ם וְאֶל־אֶ֨רֶץ גִּלְעָ֤ד וּלְבָנוֹן֙ אֲבִיאֵ֔ם וְלֹ֥א יִמָּצֵ֖א לָהֶֽם׃<text:s/></text:span><text:span text:style-name="T493">‬</text:span>‬<text:span text:style-name="T494">11</text:span><text:span text:style-name="T495"> וְעָבַ֨ר בַּיָּ֜ם צָרָ֗ה וְהִכָּ֤ה בַיָּם֙ גַּלִּ֔ים וְהֹבִ֕ישׁוּ כֹּ֖ל מְצוּל֣וֹת יְאֹ֑ר וְהוּרַד֙ גְּא֣וֹן אַשּׁ֔וּר וְשֵׁ֥בֶט מִצְרַ֖יִם יָסֽוּר׃<text:s/></text:span><text:span text:style-name="T496">‬</text:span>‬<text:span text:style-name="T497">12</text:span><text:span text:style-name="T498"> וְגִבַּרְתִּים֙ בַּֽיהוָ֔ה וּבִשְׁמ֖וֹ יִתְהַלָּ֑כוּ נְאֻ֖ם יְהוָֽה׃</text:span><text:span text:style-name="T499"><text:s/>ס<text:s/></text:span><text:span text:style-name="T500">‬</text:span>‬‬‬‬‬‬‬‬‬‬‬</text:p>
      </text:section>
      <text:section text:name="Sect10" text:style-name="S10">
        <text:soft-page-break/>
        <text:p text:style-name="P501">Zechariah 11</text:p>
        <text:p text:style-name="P502"><text:span text:style-name="T503">1</text:span><text:span text:style-name="T504"> פְּתַ֥ח לְבָנ֖וֹן דְּלָתֶ֑יךָ וְתֹאכַ֥ל אֵ֖שׁ בַּאֲרָזֶֽיךָ׃<text:s/></text:span><text:span text:style-name="T505">2</text:span><text:span text:style-name="T506"> הֵילֵ֤ל בְּרוֹשׁ֙ כִּֽי־נָ֣פַל אֶ֔רֶז אֲשֶׁ֥ר אַדִּרִ֖ים שֻׁדָּ֑דוּ הֵילִ֙ילוּ֙ אַלּוֹנֵ֣י בָשָׁ֔ן כִּ֥י יָרַ֖ד יַ֥עַר *הבצור **הַבָּצִֽיר׃<text:s/></text:span><text:span text:style-name="T507">‬</text:span>‬<text:span text:style-name="T508">3</text:span><text:span text:style-name="T509"> ק֚וֹל יִֽלְלַ֣ת הָרֹעִ֔ים כִּ֥י שֻׁדְּדָ֖ה אַדַּרְתָּ֑ם ק֚וֹל שַׁאֲגַ֣ת כְּפִירִ֔ים כִּ֥י שֻׁדַּ֖ד גְּא֥וֹן הַיַּרְדֵּֽן׃</text:span><text:span text:style-name="T510"><text:s/>ס<text:s/></text:span><text:span text:style-name="T511">‬</text:span>‬<text:span text:style-name="T512">4</text:span><text:span text:style-name="T513"> כֹּ֥ה אָמַ֖ר יְהוָ֣ה אֱלֹהָ֑י רְעֵ֖ה אֶת־צֹ֥אן הַהֲרֵגָֽה׃<text:s/></text:span><text:span text:style-name="T514">‬</text:span>‬<text:span text:style-name="T515">5</text:span><text:span text:style-name="T516"> אֲשֶׁ֨ר קֹנֵיהֶ֤ן יַֽהֲרְגֻן֙ וְלֹ֣א יֶאְשָׁ֔מוּ וּמֹכְרֵיהֶ֣ן יֹאמַ֔ר בָּר֥וּךְ יְהוָ֖ה וַאעְשִׁ֑ר וְרֹ֣עֵיהֶ֔ם לֹ֥א יַחְמ֖וֹל עֲלֵיהֶֽן׃<text:s/></text:span><text:span text:style-name="T517">‬</text:span>‬<text:span text:style-name="T518">6</text:span><text:span text:style-name="T519"> כִּ֠י לֹ֣א אֶחְמ֥וֹל ע֛וֹד עַל־יֹשְׁבֵ֥י הָאָ֖רֶץ נְאֻם־יְהוָ֑ה וְהִנֵּ֨ה אָנֹכִ֜י מַמְצִ֣יא אֶת־הָאָדָ֗ם אִ֤ישׁ בְּיַד־רֵעֵ֙הוּ֙ וּבְיַ֣ד מַלְכּ֔וֹ וְכִתְּתוּ֙ אֶת־הָאָ֔רֶץ וְלֹ֥א אַצִּ֖יל מִיָּדָֽם׃<text:s/></text:span><text:span text:style-name="T520">‬</text:span>‬<text:span text:style-name="T521">7</text:span><text:span text:style-name="T522"> וָֽאֶרְעֶה֙ אֶת־צֹ֣אן הַֽהֲרֵגָ֔ה לָכֵ֖ן עֲנִיֵּ֣י הַצֹּ֑אן וָאֶקַּֽח־לִ֞י שְׁנֵ֣י מַקְל֗וֹת לְאַחַ֞ד קָרָ֤אתִי נֹ֙עַם֙ וּלְאַחַד֙ קָרָ֣אתִי חֹֽבְלִ֔ים וָאֶרְעֶ֖ה אֶת־הַצֹּֽאן׃<text:s/></text:span><text:span text:style-name="T523">‬</text:span>‬<text:span text:style-name="T524">8</text:span><text:span text:style-name="T525"> וָאַכְחִ֛ד אֶת־שְׁלֹ֥שֶׁת הָרֹעִ֖ים בְּיֶ֣רַח אֶחָ֑ד וַתִּקְצַ֤ר נַפְשִׁי֙ בָּהֶ֔ם וְגַם־נַפְשָׁ֖ם בָּחֲלָ֥ה בִֽי׃<text:s/></text:span><text:span text:style-name="T526">‬</text:span>‬<text:span text:style-name="T527">9</text:span><text:span text:style-name="T528"> וָאֹמַ֕ר לֹ֥א אֶרְעֶ֖ה אֶתְכֶ֑ם הַמֵּתָ֣ה תָמ֗וּת וְהַנִּכְחֶ֙דֶת֙ תִּכָּחֵ֔ד וְהַ֨נִּשְׁאָר֔וֹת תֹּאכַ֕לְנָה אִשָּׁ֖ה אֶת־בְּשַׂ֥ר רְעוּתָֽהּ׃<text:s/></text:span><text:span text:style-name="T529">‬</text:span>‬<text:span text:style-name="T530">10</text:span><text:span text:style-name="T531"> וָאֶקַּ֤ח אֶת־מַקְלִי֙ אֶת־נֹ֔עַם וָאֶגְדַּ֖ע אֹת֑וֹ לְהָפֵיר֙ אֶת־בְּרִיתִ֔י אֲשֶׁ֥ר כָּרַ֖תִּי אֶת־כָּל־הָעַמִּֽים׃<text:s/></text:span><text:span text:style-name="T532">‬</text:span>‬<text:span text:style-name="T533">11</text:span><text:span text:style-name="T534"> וַתֻּפַ֖ר בַּיּ֣וֹם הַה֑וּא וַיֵּדְע֨וּ כֵ֜ן עֲנִיֵּ֤י הַצֹּאן֙ הַשֹּׁמְרִ֣ים אֹתִ֔י כִּ֥י דְבַר־יְהוָ֖ה הֽוּא׃<text:s/></text:span><text:span text:style-name="T535">‬</text:span>‬<text:span text:style-name="T536">12</text:span><text:span text:style-name="T537"> וָאֹמַ֣ר אֲלֵיהֶ֗ם אִם־ט֧וֹב בְּעֵינֵיכֶ֛ם הָב֥וּ שְׂכָרִ֖י וְאִם־לֹ֣א ׀ חֲדָ֑לוּ וַיִּשְׁקְל֥וּ אֶת־שְׂכָרִ֖י שְׁלֹשִׁ֥ים כָּֽסֶף׃<text:s/></text:span><text:span text:style-name="T538">‬</text:span>‬<text:span text:style-name="T539">13</text:span><text:span text:style-name="T540"> וַיֹּ֨אמֶר יְהוָ֜ה אֵלַ֗י הַשְׁלִיכֵ֙הוּ֙ אֶל־הַיּוֹצֵ֔ר אֶ֣דֶר הַיְקָ֔ר אֲשֶׁ֥ר יָקַ֖רְתִּי מֵֽעֲלֵיהֶ֑ם וָֽאֶקְחָה֙ שְׁלֹשִׁ֣ים הַכֶּ֔סֶף וָאַשְׁלִ֥יךְ אֹת֛וֹ בֵּ֥ית יְהוָ֖ה אֶל־הַיּוֹצֵֽר׃<text:s/></text:span><text:span text:style-name="T541">‬</text:span>‬<text:span text:style-name="T542">14</text:span><text:span text:style-name="T543"> וָֽאֶגְדַּע֙ אֶת־מַקְלִ֣י הַשֵּׁנִ֔י אֵ֖ת הַחֹֽבְלִ֑ים לְהָפֵר֙ אֶת־הָֽאַחֲוָ֔ה בֵּ֥ין יְהוּדָ֖ה וּבֵ֥ין יִשְׂרָאֵֽל׃</text:span><text:span text:style-name="T544"><text:s/>ס<text:s/></text:span><text:span text:style-name="T545">‬</text:span>‬<text:span text:style-name="T546">15</text:span><text:span text:style-name="T547"> וַיֹּ֥אמֶר יְהוָ֖ה אֵלָ֑י ע֣וֹד קַח־לְךָ֔ כְּלִ֖י רֹעֶ֥ה אֱוִלִֽי׃<text:s/></text:span><text:span text:style-name="T548">‬</text:span>‬<text:span text:style-name="T549">16</text:span><text:span text:style-name="T550"> כִּ֣י הִנֵּֽה־אָנֹכִי֩ מֵקִ֨ים רֹעֶ֜ה בָּאָ֗רֶץ הַנִּכְחָד֤וֹת לֹֽא־יִפְקֹד֙ הַנַּ֣עַר לֹֽא־יְבַקֵּ֔שׁ וְהַנִּשְׁבֶּ֖רֶת לֹ֣א יְרַפֵּ֑א הַנִּצָּבָה֙ לֹ֣א יְכַלְכֵּ֔ל וּבְשַׂ֤ר הַבְּרִיאָה֙ יֹאכַ֔ל וּפַרְסֵיהֶ֖ן יְפָרֵֽק׃</text:span><text:span text:style-name="T551"><text:s/>ס<text:s/></text:span><text:span text:style-name="T552">‬</text:span>‬<text:span text:style-name="T553">17</text:span><text:span text:style-name="T554"> ה֣וֹי רֹעִ֤י הֽ͏ָאֱלִיל֙ עֹזְבִ֣י הַצֹּ֔אן חֶ֥רֶב עַל־זְרוֹע֖וֹ וְעַל־עֵ֣ין יְמִינ֑וֹ זְרֹעוֹ֙ יָב֣וֹשׁ תִּיבָ֔שׁ וְעֵ֥ין יְמִינ֖וֹ כָּהֹ֥ה תִכְהֶֽה׃</text:span><text:span text:style-name="T555"><text:s/>ס<text:s/></text:span><text:span text:style-name="T556">‬</text:span>‬‬‬‬‬‬‬‬‬‬‬‬‬‬‬‬‬</text:p>
      </text:section>
      <text:section text:name="Sect11" text:style-name="S11">
        <text:p text:style-name="P557">Zechariah 12</text:p>
        <text:p text:style-name="P558"><text:span text:style-name="T559">1</text:span><text:span text:style-name="T560"> מַשָּׂ֥א דְבַר־יְהוָ֖ה עַל־יִשְׂרָאֵ֑ל נְאֻם־יְהוָ֗ה נֹטֶ֤ה שָׁמַ֙יִם֙ וְיֹסֵ֣ד אָ֔רֶץ וְיֹצֵ֥ר רֽוּחַ־אָדָ֖ם בְּקִרְבּֽוֹ׃<text:s/></text:span><text:span text:style-name="T561">פ<text:s/></text:span><text:span text:style-name="T562">2</text:span><text:span text:style-name="T563"> הִנֵּ֣ה אָ֠נֹכִי שָׂ֣ם אֶת־יְרוּשָׁלַ֧͏ִם סַף־רַ֛עַל לְכָל־הָעַמִּ֖ים סָבִ֑יב וְגַ֧ם עַל־יְהוּדָ֛ה יִֽהְיֶ֥ה בַמָּצ֖וֹר עַל־יְרוּשָׁלָֽ͏ִם׃<text:s/></text:span><text:span text:style-name="T564">‬</text:span>‬<text:span text:style-name="T565">3</text:span><text:span text:style-name="T566"> וְהָיָ֣ה בַיּוֹם־הַ֠הוּא אָשִׂ֨ים אֶת־יְרוּשָׁלִַ֜ם אֶ֤בֶן מַֽעֲמָסָה֙ לְכָל־הָ֣עַמִּ֔ים כָּל־עֹמְסֶ֖יהָ שָׂר֣וֹט יִשָּׂרֵ֑טוּ וְנֶאֶסְפ֣וּ עָלֶ֔יהָ כֹּ֖ל גּוֹיֵ֥י הָאָֽרֶץ׃<text:s/></text:span><text:span text:style-name="T567">‬</text:span>‬<text:span text:style-name="T568">4</text:span><text:span text:style-name="T569"> בַּיּ֨וֹם הַה֜וּא נְאֻם־יְהוָ֗ה אַכֶּ֤ה כָל־סוּס֙ בַּתִּמָּה֔וֹן וְרֹכְב֖וֹ בַּשִּׁגָּע֑וֹן וְעַל־בֵּ֤ית יְהוּדָה֙ אֶפְקַ֣ח אֶת־עֵינַ֔י וְכֹל֙ ס֣וּס הָֽעַמִּ֔ים אַכֶּ֖ה בַּֽעִוָּרֽוֹן׃<text:s/></text:span><text:span text:style-name="T570">‬</text:span>‬<text:span text:style-name="T571">5</text:span><text:span text:style-name="T572"> וְאָֽמְר֛וּ אַלֻּפֵ֥י יְהוּדָ֖ה בְּלִבָּ֑ם<text:s/></text:span><text:soft-page-break/><text:span text:style-name="T573">אַמְצָ֥ה לִי֙ יֹשְׁבֵ֣י יְרוּשָׁלִַ֔ם בַּיהוָ֥ה צְבָא֖וֹת אֱלֹהֵיהֶֽם׃<text:s/></text:span><text:span text:style-name="T574">‬</text:span>‬<text:span text:style-name="T575">6</text:span><text:span text:style-name="T576"> בַּיּ֣וֹם הַה֡וּא אָשִׂים֩ אֶת־אַלֻּפֵ֨י יְהוּדָ֜ה כְּֽכִיּ֧וֹר אֵ֣שׁ בְּעֵצִ֗ים וּכְלַפִּ֥יד אֵשׁ֙ בְּעָמִ֔יר וְאָ֨כְל֜וּ עַל־יָמִ֧ין וְעַל־שְׂמֹ֛אול אֶת־כָּל־הָעַמִּ֖ים סָבִ֑יב וְיָשְׁבָ֨ה יְרוּשָׁלַ֥͏ִם ע֛וֹד תַּחְתֶּ֖יהָ בִּירוּשָׁלָֽ͏ִם׃<text:s/></text:span><text:span text:style-name="T577">פ<text:s/></text:span><text:span text:style-name="T578">‬</text:span>‬‬‬‬‬‬</text:p>
        <text:p text:style-name="P579"><text:span text:style-name="T580">7</text:span><text:span text:style-name="T581"> וְהוֹשִׁ֧יעַ יְהוָ֛ה אֶת־אָהֳלֵ֥י יְהוּדָ֖ה בָּרִֽאשֹׁנָ֑ה לְמַ֨עַן לֹֽא־תִגְדַּ֜ל תִּפְאֶ֣רֶת בֵּית־דָּוִ֗יד וְתִפְאֶ֛רֶת יֹשֵׁ֥ב יְרוּשָׁלַ֖͏ִם עַל־יְהוּדָֽה׃<text:s/></text:span><text:span text:style-name="T582">‬</text:span>‬<text:span text:style-name="T583">8</text:span><text:span text:style-name="T584"> בַּיּ֣וֹם הַה֗וּא יָגֵ֤ן יְהוָה֙ בְּעַד֙ יוֹשֵׁ֣ב יְרוּשָׁלִַ֔ם וְהָיָ֞ה הַנִּכְשָׁ֥ל בָּהֶ֛ם בַּיּ֥וֹם הַה֖וּא כְּדָוִ֑יד וּבֵ֤ית דָּוִיד֙ כֵּֽאלֹהִ֔ים כְּמַלְאַ֥ךְ יְהוָ֖ה לִפְנֵיהֶֽם׃<text:s/></text:span><text:span text:style-name="T585">‬</text:span>‬<text:span text:style-name="T586">9</text:span><text:span text:style-name="T587"> וְהָיָ֖ה בַּיּ֣וֹם הַה֑וּא אֲבַקֵּ֗שׁ לְהַשְׁמִיד֙ אֶת־כָּל־הַגּוֹיִ֔ם הַבָּאִ֖ים עַל־יְרוּשָׁלָֽ͏ִם׃<text:s/></text:span><text:span text:style-name="T588">‬</text:span>‬<text:span text:style-name="T589">10</text:span><text:span text:style-name="T590"> וְשָׁפַכְתִּי֩ עַל־בֵּ֨ית דָּוִ֜יד וְעַ֣ל ׀ יוֹשֵׁ֣ב יְרוּשָׁלִַ֗ם ר֤וּחַ חֵן֙ וְתַ֣חֲנוּנִ֔ים וְהִבִּ֥יטוּ אֵלַ֖י אֵ֣ת אֲשֶׁר־דָּקָ֑רוּ וְסָפְד֣וּ עָלָ֗יו כְּמִסְפֵּד֙ עַל־הַיָּחִ֔יד וְהָמֵ֥ר עָלָ֖יו כְּהָמֵ֥ר עַֽל־הַבְּכֽוֹר׃<text:s/></text:span><text:span text:style-name="T591">‬</text:span>‬<text:span text:style-name="T592">11</text:span><text:span text:style-name="T593"> בַּיּ֣וֹם הַה֗וּא יִגְדַּ֤ל הַמִּסְפֵּד֙ בִּיר֣וּשָׁלִַ֔ם כְּמִסְפַּ֥ד הֲדַדְ־רִמּ֖וֹן בְּבִקְעַ֥ת מְגִדּֽוֹן׃<text:s/></text:span><text:span text:style-name="T594">‬</text:span>‬<text:span text:style-name="T595">12</text:span><text:span text:style-name="T596"> וְסָפְדָ֣ה הָאָ֔רֶץ מִשְׁפָּח֥וֹת מִשְׁפָּח֖וֹת לְבָ֑ד מִשְׁפַּ֨חַת בֵּית־דָּוִ֤יד לְבָד֙ וּנְשֵׁיהֶ֣ם לְבָ֔ד מִשְׁפַּ֤חַת בֵּית־נָתָן֙ לְבָ֔ד וּנְשֵׁיהֶ֖ם לְבָֽד׃<text:s/></text:span><text:span text:style-name="T597">‬</text:span>‬<text:span text:style-name="T598">13</text:span><text:span text:style-name="T599"> מִשְׁפַּ֤חַת בֵּית־לֵוִי֙ לְבָ֔ד וּנְשֵׁיהֶ֖ם לְבָ֑ד מִשְׁפַּ֤חַת הַשִּׁמְעִי֙ לְבָ֔ד וּנְשֵׁיהֶ֖ם לְבָֽד׃<text:s/></text:span><text:span text:style-name="T600">‬</text:span>‬<text:span text:style-name="T601">14</text:span><text:span text:style-name="T602"> כֹּ֗ל הַמִּשְׁפָּחוֹת֙ הַנִּשְׁאָר֔וֹת מִשְׁפָּחֹ֥ת מִשְׁפָּחֹ֖ת לְבָ֑ד וּנְשֵׁיהֶ֖ם לְבָֽד׃</text:span><text:span text:style-name="T603"><text:s/>ס<text:s/></text:span><text:span text:style-name="T604">‬</text:span>‬‬‬‬‬‬‬‬‬</text:p>
      </text:section>
      <text:section text:name="Sect12" text:style-name="S12">
        <text:p text:style-name="P605">Zechariah 13</text:p>
        <text:p text:style-name="P606"><text:span text:style-name="T607">1</text:span><text:span text:style-name="T608"> בַּיּ֣וֹם הַה֗וּא יִֽהְיֶה֙ מָק֣וֹר נִפְתָּ֔ח לְבֵ֥ית דָּוִ֖יד וּלְיֹשְׁבֵ֣י יְרֽוּשָׁלָ֑͏ִם לְחַטַּ֖את וּלְנִדָּֽה׃<text:s/></text:span><text:span text:style-name="T609">‬</text:span>‬‬<text:span text:style-name="T610">2</text:span><text:span text:style-name="T611"> וְהָיָה֩ בַיּ֨וֹם הַה֜וּא נְאֻ֣ם ׀ יְהוָ֣ה צְבָא֗וֹת אַכְרִ֞ית אֶת־שְׁמ֤וֹת הָֽעֲצַבִּים֙ מִן־הָאָ֔רֶץ וְלֹ֥א יִזָּכְר֖וּ ע֑וֹד וְגַ֧ם אֶת־הַנְּבִיאִ֛ים וְאֶת־ר֥וּחַ הַטֻּמְאָ֖ה אַעֲבִ֥יר מִן־הָאָֽרֶץ׃<text:s/></text:span><text:span text:style-name="T612">‬</text:span>‬<text:span text:style-name="T613">3</text:span><text:span text:style-name="T614"> וְהָיָ֗ה כִּֽי־יִנָּבֵ֣א אִישׁ֮ עוֹד֒ וְאָמְר֣וּ אֵ֠לָיו אָבִ֨יו וְאִמּ֤וֹ יֹֽלְדָיו֙ לֹ֣א תִֽחְיֶ֔ה כִּ֛י שֶׁ֥קֶר דִּבַּ֖רְתָּ בְּשֵׁ֣ם יְהוָ֑ה וּדְקָרֻ֜הוּ אָבִ֧יהוּ וְאִמּ֛וֹ יֹלְדָ֖יו בְּהִנָּבְאֽוֹ׃<text:s/></text:span><text:span text:style-name="T615">‬</text:span>‬<text:span text:style-name="T616">4</text:span><text:span text:style-name="T617"> וְהָיָ֣ה ׀ בַּיּ֣וֹם הַה֗וּא יֵבֹ֧שׁוּ הַנְּבִיאִ֛ים אִ֥ישׁ מֵחֶזְיֹנ֖וֹ בְּהִנָּֽבְאֹת֑וֹ וְלֹ֧א יִלְבְּשׁ֛וּ אַדֶּ֥רֶת שֵׂעָ֖ר לְמַ֥עַן כַּחֵֽשׁ׃<text:s/></text:span><text:span text:style-name="T618">‬</text:span>‬<text:span text:style-name="T619">5</text:span><text:span text:style-name="T620"> וְאָמַ֕ר לֹ֥א נָבִ֖יא אָנֹ֑כִי אִישׁ־עֹבֵ֤ד אֲדָמָה֙ אָנֹ֔כִי כִּ֥י אָדָ֖ם הִקְנַ֥נִי מִנְּעוּרָֽי׃<text:s/></text:span><text:span text:style-name="T621">‬</text:span>‬<text:span text:style-name="T622">6</text:span><text:span text:style-name="T623"> וְאָמַ֣ר אֵלָ֔יו מָ֧ה הַמַּכּ֛וֹת הָאֵ֖לֶּה בֵּ֣ין יָדֶ֑יךָ וְאָמַ֕ר אֲשֶׁ֥ר הֻכֵּ֖יתִי בֵּ֥ית מְאַהֲבָֽי׃</text:span><text:span text:style-name="T624"><text:s/>ס<text:s/></text:span><text:span text:style-name="T625">‬</text:span>‬<text:span text:style-name="T626">7</text:span><text:span text:style-name="T627"> חֶ֗רֶב עוּרִ֤י עַל־רֹעִי֙ וְעַל־גֶּ֣בֶר עֲמִיתִ֔י נְאֻ֖ם יְהוָ֣ה צְבָא֑וֹת הַ֤ךְ אֶת־הָֽרֹעֶה֙ וּתְפוּצֶ֣יןָ הַצֹּ֔אן וַהֲשִׁבֹתִ֥י יָדִ֖י עַל־הַצֹּעֲרִֽים׃<text:s/></text:span><text:span text:style-name="T628">‬</text:span>‬<text:span text:style-name="T629">8</text:span><text:span text:style-name="T630"> וְהָיָ֤ה בְכָל־הָאָ֙רֶץ֙ נְאֻם־יְהוָ֔ה פִּֽי־שְׁנַ֣יִם בָּ֔הּ יִכָּרְת֖וּ יִגְוָ֑עוּ וְהַשְּׁלִשִׁ֖ית יִוָּ֥תֶר בָּֽהּ׃<text:s/></text:span><text:span text:style-name="T631">‬</text:span>‬<text:span text:style-name="T632">9</text:span><text:span text:style-name="T633"> וְהֵבֵאתִ֤י אֶת־הַשְּׁלִשִׁית֙ בָּאֵ֔שׁ וּצְרַפְתִּים֙ כִּצְרֹ֣ף אֶת־הַכֶּ֔סֶף וּבְחַנְתִּ֖ים כִּבְחֹ֣ן אֶת־הַזָּהָ֑ב ה֣וּא ׀ יִקְרָ֣א בִשְׁמִ֗י וַֽאֲנִי֙ אֶעֱנֶ֣ה אֹת֔וֹ אָמַ֙רְתִּי֙ עַמִּ֣י ה֔וּא וְה֥וּא יֹאמַ֖ר יְהוָ֥ה אֱלֹהָֽי׃</text:span><text:span text:style-name="T634"><text:s/>ס<text:s/></text:span><text:span text:style-name="T635">‬</text:span>‬‬‬‬‬‬‬‬‬</text:p>
      </text:section>
      <text:section text:name="Sect13" text:style-name="S13">
        <text:soft-page-break/>
        <text:p text:style-name="P636">Zechariah 14</text:p>
        <text:p text:style-name="P637"><text:span text:style-name="T638">1</text:span><text:span text:style-name="T639"> הִנֵּ֥ה יֽוֹם־בָּ֖א לַֽיהוָ֑ה וְחֻלַּ֥ק שְׁלָלֵ֖ךְ בְּקִרְבֵּֽךְ׃<text:s/></text:span><text:span text:style-name="T640">2</text:span><text:span text:style-name="T641"> וְאָסַפְתִּ֨י אֶת־כָּל־הַגּוֹיִ֥ם ׀ אֶֽל־יְרוּשָׁלִַם֮ לַמִּלְחָמָה֒ וְנִלְכְּדָ֣ה הָעִ֗יר וְנָשַׁ֙סּוּ֙ הַבָּ֣תִּ֔ים וְהַנָּשִׁ֖ים *תשגלנה **תִּשָּׁכַ֑בְנָה וְיָצָ֞א חֲצִ֤י הָעִיר֙ בַּגּוֹלָ֔ה וְיֶ֣תֶר הָעָ֔ם לֹ֥א יִכָּרֵ֖ת מִן־הָעִֽיר׃<text:s/></text:span><text:span text:style-name="T642">‬</text:span>‬<text:span text:style-name="T643">3</text:span><text:span text:style-name="T644"> וְיָצָ֣א יְהוָ֔ה וְנִלְחַ֖ם בַּגּוֹיִ֣ם הָהֵ֑ם כְּי֥וֹם הִֽלָּחֲמ֖ו בְּי֥וֹם קְרָֽב׃<text:s/></text:span><text:span text:style-name="T645">‬</text:span>‬<text:span text:style-name="T646">4</text:span><text:span text:style-name="T647"> וְעָמְד֣וּ רַגְלָ֣יו בַּיּוֹם־הַ֠הוּא עַל־הַ֨ר הַזֵּתִ֜ים אֲשֶׁ֨ר עַל־פְּנֵ֥י יְרוּשָׁלִַם֮ מִקֶּדֶם֒ וְנִבְקַע֩ הַ֨ר הַזֵּיתִ֤ים מֵֽחֶצְיוֹ֙ מִזְרָ֣חָה וָיָ֔מָּה גֵּ֖יא גְּדוֹלָ֣ה מְאֹ֑ד וּמָ֨שׁ חֲצִ֥י הָהָ֛ר צָפ֖וֹנָה וְחֶצְיוֹ־נֶֽגְבָּה׃<text:s/></text:span><text:span text:style-name="T648">‬</text:span>‬<text:span text:style-name="T649">5</text:span><text:span text:style-name="T650"> וְנַסְתֶּ֣ם גֵּֽיא־הָרַ֗י כִּֽי־יַגִּ֣יעַ גֵּי־הָרִים֮ אֶל־אָצַל֒ וְנַסְתֶּ֗ם כַּאֲשֶׁ֤ר נַסְתֶּם֙ מִפְּנֵ֣י הָרַ֔עַשׁ בִּימֵ֖י עֻזִּיָּ֣ה מֶֽלֶךְ־יְהוּדָ֑ה וּבָא֙ יְהוָ֣ה אֱלֹהַ֔י כָּל־קְדֹשִׁ֖ים עִמָּֽךְ׃<text:s/></text:span><text:span text:style-name="T651">‬</text:span>‬<text:span text:style-name="T652">6</text:span><text:span text:style-name="T653"> וְהָיָ֖ה בַּיּ֣וֹם הַה֑וּא לֹֽא־יִהְיֶ֣ה א֔וֹר יְקָר֖וֹת *יקפאון **וְקִפָּאֽוֹן׃<text:s/></text:span><text:span text:style-name="T654">‬</text:span>‬<text:span text:style-name="T655">7</text:span><text:span text:style-name="T656"> וְהָיָ֣ה יוֹם־אֶחָ֗ד ה֛וּא יִוָּדַ֥ע לַֽיהוָ֖ה לֹא־י֣וֹם וְלֹא־לָ֑יְלָה וְהָיָ֥ה לְעֵֽת־עֶ֖רֶב יִֽהְיֶה־אֽוֹר׃<text:s/></text:span><text:span text:style-name="T657">‬</text:span>‬<text:span text:style-name="T658">8</text:span><text:span text:style-name="T659"> וְהָיָ֣ה ׀ בַּיּ֣וֹם הַה֗וּא יֵצְא֤וּ מַֽיִם־חַיִּים֙ מִיר֣וּשָׁלִַ֔ם חֶצְיָ֗ם אֶל־הַיָּם֙ הַקַּדְמוֹנִ֔י וְחֶצְיָ֖ם אֶל־הַיָּ֣ם הָאַחֲר֑וֹן בַּקַּ֥יִץ וּבָחֹ֖רֶף יִֽהְיֶֽה׃<text:s/></text:span><text:span text:style-name="T660">‬</text:span>‬<text:span text:style-name="T661">9</text:span><text:span text:style-name="T662"> וְהָיָ֧ה יְהוָ֛ה לְמֶ֖לֶךְ עַל־כָּל־הָאָ֑רֶץ בַּיּ֣וֹם הַה֗וּא יִהְיֶ֧ה יְהוָ֛ה אֶחָ֖ד וּשְׁמ֥וֹ אֶחָֽד׃<text:s/></text:span><text:span text:style-name="T663">‬</text:span>‬<text:span text:style-name="T664">10</text:span><text:span text:style-name="T665"> יִסּ֨וֹב כָּל־הָאָ֤רֶץ כָּעֲרָבָה֙ מִגֶּ֣בַע לְרִמּ֔וֹן נֶ֖גֶב יְרֽוּשָׁלָ֑͏ִם וְֽרָאֲמָה֩ וְיָשְׁבָ֨ה תַחְתֶּ֜יהָ לְמִשַּׁ֣עַר בִּנְיָמִ֗ן עַד־מְק֞וֹם שַׁ֤עַר הָֽרִאשׁוֹן֙ עַד־שַׁ֣עַר הַפִּנִּ֔ים וּמִגְדַּ֣ל חֲנַנְאֵ֔ל עַ֖ד יִקְבֵ֥י הַמֶּֽלֶךְ׃<text:s/></text:span><text:span text:style-name="T666">‬</text:span>‬<text:span text:style-name="T667">11</text:span><text:span text:style-name="T668"> וְיָ֣שְׁבוּ בָ֔הּ וְחֵ֖רֶם לֹ֣א יִֽהְיֶה־ע֑וֹד וְיָשְׁבָ֥ה יְרוּשָׁלַ֖͏ִם לָבֶֽטַח׃<text:s/></text:span><text:span text:style-name="T669">‬</text:span>‬<text:span text:style-name="T670">12</text:span><text:span text:style-name="T671"> וְזֹ֣את ׀ תִּֽהְיֶ֣ה הַמַּגֵּפָ֗ה אֲשֶׁ֨ר יִגֹּ֤ף יְהוָה֙ אֶת־כָּל־הָ֣עַמִּ֔ים אֲשֶׁ֥ר צָבְא֖וּ עַל־יְרוּשָׁלָ֑͏ִם הָמֵ֣ק ׀ בְּשָׂר֗וֹ וְהוּא֙ עֹמֵ֣ד עַל־רַגְלָ֔יו וְעֵינָיו֙ תִּמַּ֣קְנָה בְחֹֽרֵיהֶ֔ן וּלְשׁוֹנ֖וֹ תִּמַּ֥ק בְּפִיהֶֽם׃<text:s/></text:span><text:span text:style-name="T672">‬</text:span>‬<text:span text:style-name="T673">13</text:span><text:span text:style-name="T674"> וְהָיָה֙ בַּיּ֣וֹם הַה֔וּא תִּֽהְיֶ֧ה מְהֽוּמַת־יְהוָ֛ה רַבָּ֖ה בָּהֶ֑ם וְהֶחֱזִ֗יקוּ אִ֚ישׁ יַ֣ד רֵעֵ֔הוּ וְעָלְתָ֥ה יָד֖וֹ עַל־יַ֥ד רֵעֵֽהוּ׃<text:s/></text:span><text:span text:style-name="T675">‬</text:span>‬<text:span text:style-name="T676">14</text:span><text:span text:style-name="T677"> וְגַ֨ם־יְהוּדָ֔ה תִּלָּחֵ֖ם בִּירֽוּשָׁלָ֑͏ִם וְאֻסַּף֩ חֵ֨יל כָּל־הַגּוֹיִ֜ם סָבִ֗יב זָהָ֥ב וָכֶ֛סֶף וּבְגָדִ֖ים לָרֹ֥ב מְאֹֽד׃<text:s/></text:span><text:span text:style-name="T678">‬</text:span>‬<text:span text:style-name="T679">15</text:span><text:span text:style-name="T680"> וְכֵ֨ן תִּֽהְיֶ֜ה מַגֵּפַ֣ת הַסּ֗וּס הַפֶּ֙רֶד֙ הַגָּמָ֣ל וְהַחֲמ֔וֹר וְכָ֨ל־הַבְּהֵמָ֔ה אֲשֶׁ֥ר יִהְיֶ֖ה בַּמַּחֲנ֣וֹת הָהֵ֑מָּה כַּמַּגֵּפָ֖ה הַזֹּֽאת׃<text:s/></text:span><text:span text:style-name="T681">‬</text:span>‬<text:span text:style-name="T682">16</text:span><text:span text:style-name="T683"> וְהָיָ֗ה כָּל־הַנּוֹתָר֙ מִכָּל־הַגּוֹיִ֔ם הַבָּאִ֖ים עַל־יְרֽוּשָׁלָ֑͏ִם וְעָל֞וּ מִדֵּ֧י שָׁנָ֣ה בְשָׁנָ֗ה לְהִֽשְׁתַּחֲוֺת֙ לְמֶ֙לֶךְ֙ יְהוָ֣ה צְבָא֔וֹת וְלָחֹ֖ג אֶת־חַ֥ג הַסֻּכּֽוֹת׃<text:s/></text:span><text:span text:style-name="T684">‬</text:span>‬<text:span text:style-name="T685">17</text:span><text:span text:style-name="T686"> וְ֠הָיָה אֲשֶׁ֨ר לֹֽא־יַעֲלֶ֜ה מֵאֵ֨ת מִשְׁפְּח֤וֹת הָאָ֙רֶץ֙ אֶל־יְר֣וּשָׁלִַ֔ם לְהִֽשְׁתַּחֲוֺ֔ת לְמֶ֖לֶךְ יְהוָ֣ה צְבָא֑וֹת וְלֹ֥א עֲלֵיהֶ֖ם יִהְיֶ֥ה הַגָּֽשֶׁם׃<text:s/></text:span><text:span text:style-name="T687">‬</text:span>‬<text:span text:style-name="T688">18</text:span><text:span text:style-name="T689"> וְאִם־מִשְׁפַּ֨חַת מִצְרַ֧יִם לֹֽא־תַעֲלֶ֛ה וְלֹ֥א בָאָ֖ה וְלֹ֣א עֲלֵיהֶ֑ם תִּֽהְיֶ֣ה הַמַּגֵּפָ֗ה אֲשֶׁ֨ר יִגֹּ֤ף יְהוָה֙ אֶת־הַגּוֹיִ֔ם אֲשֶׁר֙ לֹ֣א יַֽעֲל֔וּ לָחֹ֖ג אֶת־חַ֥ג הַסֻּכּֽוֹת׃<text:s/></text:span><text:span text:style-name="T690">‬</text:span>‬<text:span text:style-name="T691">19</text:span><text:span text:style-name="T692"> זֹ֥את תִּהְיֶ֖ה חַטַּ֣את מִצְרָ֑יִם וְחַטַּאת֙ כָּל־הַגּוֹיִ֔ם אֲשֶׁר֙ לֹ֣א יַֽעֲל֔וּ לָחֹ֖ג אֶת־חַ֥ג הַסֻּכּֽוֹת׃<text:s/></text:span><text:span text:style-name="T693">‬</text:span>‬<text:span text:style-name="T694">20</text:span><text:span text:style-name="T695"> בַּיּ֣וֹם הַה֗וּא יִֽהְיֶה֙ עַל־מְצִלּ֣וֹת הַסּ֔וּס קֹ֖דֶשׁ לַֽיהוָ֑ה וְהָיָ֤ה הַסִּירוֹת֙ בְּבֵ֣ית יְהוָ֔ה כַּמִּזְרָקִ֖ים לִפְנֵ֥י הַמִּזְבֵּֽחַ׃<text:s/></text:span><text:span text:style-name="T696">‬</text:span>‬<text:span text:style-name="T697">21</text:span><text:span text:style-name="T698"> וְ֠הָיָה כָּל־סִ֨יר בִּירוּשָׁלִַ֜ם וּבִֽיהוּדָ֗ה קֹ֚דֶשׁ לַיהוָ֣ה צְבָא֔וֹת וּבָ֙אוּ֙ כָּל־הַזֹּ֣בְחִ֔ים וְלָקְח֥וּ מֵהֶ֖ם וּבִשְּׁל֣וּ בָהֶ֑ם וְלֹא־יִהְיֶ֨ה כְנַעֲנִ֥י ע֛וֹד בְּבֵית־יְהוָ֥ה צְבָא֖וֹת בַּיּ֥וֹם הַהֽוּא׃<text:s/></text:span><text:span text:style-name="T699">‬</text:span>‬‬‬‬‬‬‬‬‬‬‬‬‬‬‬‬‬‬‬‬‬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Ezra SIL" svg:font-family="Ezra SIL" style:font-family-generic="system" style:font-pitch="variable" svg:panose-1="2 0 4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>
        <style:background-fill draw:fill="solid"/>
      </style:paragraph-properties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GB" style:language-complex="he" style:country-complex="IL" style:text-combine="none" fo:hyphenate="true"/>
    </style:default-style>
    <style:style style:name="Normal" style:display-name="Normal" style:family="paragraph">
      <style:text-properties style:font-name-complex="Arial" fo:hyphenate="false"/>
    </style:style>
    <style:style style:name="DefaultParagraphFont" style:display-name="Default Paragraph Font" style:family="text"/>
    <style:style style:name="verse" style:display-name="verse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9847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The Book of Zechariah</dc:title>
    <dc:description/>
    <dc:subject/>
    <dc:creator>Adrian Hills</dc:creator>
    <meta:creation-date>2025-03-24T15:48:00Z</meta:creation-date>
    <dc:date>2025-03-24T15:48:00Z</dc:date>
    <meta:template xlink:href="Normal.dotm" xlink:type="simple"/>
    <meta:editing-cycles>2</meta:editing-cycles>
    <meta:editing-duration>PT0S</meta:editing-duration>
    <meta:document-statistic meta:page-count="10" meta:paragraph-count="60" meta:word-count="4513" meta:character-count="30178" meta:row-count="214" meta:non-whitespace-character-count="25725"/>
  </office:meta>
</office:document-meta>
</file>